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45pt"/>
    </style:style>
    <style:style style:name="co2" style:family="table-column">
      <style:table-column-properties fo:break-before="auto" style:column-width="98.7pt"/>
    </style:style>
    <style:style style:name="co3" style:family="table-column">
      <style:table-column-properties fo:break-before="auto" style:column-width="57.06pt"/>
    </style:style>
    <style:style style:name="co4" style:family="table-column">
      <style:table-column-properties fo:break-before="auto" style:column-width="130.5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453.71pt"/>
    </style:style>
    <style:style style:name="co7" style:family="table-column">
      <style:table-column-properties fo:break-before="auto" style:column-width="91.45pt"/>
    </style:style>
    <style:style style:name="co8" style:family="table-column">
      <style:table-column-properties fo:break-before="auto" style:column-width="105.9pt"/>
    </style:style>
    <style:style style:name="co9" style:family="table-column">
      <style:table-column-properties fo:break-before="auto" style:column-width="106.95pt"/>
    </style:style>
    <style:style style:name="co10" style:family="table-column">
      <style:table-column-properties fo:break-before="auto" style:column-width="64.26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null-year="1960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7" table:default-cell-style-name="Default"/>
        <table:table-column table:style-name="co10" table:number-columns-repeated="997" table:default-cell-style-name="Default"/>
        <table:table-row table:style-name="ro1">
          <table:table-cell table:style-name="Heading1" office:value-type="string" calcext:value-type="string">
            <text:p>Description</text:p>
          </table:table-cell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Combo</text:p>
          </table:table-cell>
          <table:table-cell table:style-name="Heading1" office:value-type="string" calcext:value-type="string">
            <text:p>def part</text:p>
          </table:table-cell>
          <table:table-cell table:style-name="Heading1" office:value-type="string" calcext:value-type="string">
            <text:p>Key code</text:p>
          </table:table-cell>
          <table:table-cell table:style-name="Heading1" office:value-type="string" calcext:value-type="string">
            <text:p>SEND_STRING</text:p>
          </table:table-cell>
          <table:table-cell table:style-name="Heading1" office:value-type="string" calcext:value-type="string">
            <text:p>def</text:p>
          </table:table-cell>
          <table:table-cell table:style-name="Heading1" office:value-type="string" calcext:value-type="string">
            <text:p>enum</text:p>
          </table:table-cell>
          <table:table-cell table:style-name="Heading1" office:value-type="string" calcext:value-type="string">
            <text:p>key_combos() line</text:p>
          </table:table-cell>
          <table:table-cell table:style-name="Heading1" office:value-type="string" calcext:value-type="string">
            <text:p>process_combo_event</text:p>
          </table:table-cell>
          <table:table-cell table:style-name="Heading1" table:number-columns-repeated="1014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C_APP</text:p>
          </table:table-cell>
          <table:table-cell office:value-type="string" calcext:value-type="string">
            <text:p>k_m</text:p>
          </table:table-cell>
          <table:table-cell office:value-type="string" calcext:value-type="string">
            <text:p>KC_K, KC_M</text:p>
          </table:table-cell>
          <table:table-cell office:value-type="string" calcext:value-type="string">
            <text:p>KC_APP</text:p>
          </table:table-cell>
          <table:table-cell/>
          <table:table-cell table:formula="of:=&quot;const uint16_t PROGMEM &quot;&amp;[.C2]&amp;&quot;_combo[] = {&quot;&amp;[.D2]&amp;&quot;, COMBO_END};&quot;" office:value-type="string" office:string-value="const uint16_t PROGMEM k_m_combo[] = {KC_K, KC_M, COMBO_END};" calcext:value-type="string">
            <text:p>const uint16_t PROGMEM k_m_combo[] = {KC_K, KC_M, COMBO_END};</text:p>
          </table:table-cell>
          <table:table-cell table:formula="of:=&quot;  &quot;&amp;[.B2]&amp;&quot;,&quot;" office:value-type="string" office:string-value="  C_APP," calcext:value-type="string">
            <text:p><text:s text:c="2"/>C_APP,</text:p>
          </table:table-cell>
          <table:table-cell table:formula="of:=&quot;[&quot;&amp;[.B2]&amp;&quot;] = COMBO&quot;&amp;IF(ISBLANK([.E2]);&quot;_ACTION&quot;;&quot;&quot;)&amp;&quot;(&quot;&amp;[.C2]&amp;&quot;_combo&quot;&amp;IF(ISBLANK([.E2]);&quot;&quot;;&quot;, &quot;&amp;[.E2])&amp;&quot;),&quot;" office:value-type="string" office:string-value="[C_APP] = COMBO(k_m_combo, KC_APP)," calcext:value-type="string">
            <text:p>[C_APP] = COMBO(k_m_combo, KC_APP),</text:p>
          </table:table-cell>
          <table:table-cell table:formula="of:=IF(ISBLANK([.E2]);&quot;    case &quot;&amp;[.B2]&amp;&quot;: if (p) { SEND_STRING(&quot;&amp;[.F2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ight down</text:p>
          </table:table-cell>
          <table:table-cell office:value-type="string" calcext:value-type="string">
            <text:p>C_BRID</text:p>
          </table:table-cell>
          <table:table-cell office:value-type="string" calcext:value-type="string">
            <text:p>dot_quot</text:p>
          </table:table-cell>
          <table:table-cell office:value-type="string" calcext:value-type="string">
            <text:p>CC_PDCL, KC_QUOT</text:p>
          </table:table-cell>
          <table:table-cell office:value-type="string" calcext:value-type="string">
            <text:p>KC_BRID</text:p>
          </table:table-cell>
          <table:table-cell/>
          <table:table-cell table:formula="of:=&quot;const uint16_t PROGMEM &quot;&amp;[.C3]&amp;&quot;_combo[] = {&quot;&amp;[.D3]&amp;&quot;, COMBO_END};&quot;" office:value-type="string" office:string-value="const uint16_t PROGMEM dot_quot_combo[] = {CC_PDCL, KC_QUOT, COMBO_END};" calcext:value-type="string">
            <text:p>const uint16_t PROGMEM dot_quot_combo[] = {CC_PDCL, KC_QUOT, COMBO_END};</text:p>
          </table:table-cell>
          <table:table-cell table:formula="of:=&quot;  &quot;&amp;[.B3]&amp;&quot;,&quot;" office:value-type="string" office:string-value="  C_BRID," calcext:value-type="string">
            <text:p><text:s text:c="2"/>C_BRID,</text:p>
          </table:table-cell>
          <table:table-cell table:formula="of:=&quot;[&quot;&amp;[.B3]&amp;&quot;] = COMBO&quot;&amp;IF(ISBLANK([.E3]);&quot;_ACTION&quot;;&quot;&quot;)&amp;&quot;(&quot;&amp;[.C3]&amp;&quot;_combo&quot;&amp;IF(ISBLANK([.E3]);&quot;&quot;;&quot;, &quot;&amp;[.E3])&amp;&quot;),&quot;" office:value-type="string" office:string-value="[C_BRID] = COMBO(dot_quot_combo, KC_BRID)," calcext:value-type="string">
            <text:p>[C_BRID] = COMBO(dot_quot_combo, KC_BRID),</text:p>
          </table:table-cell>
          <table:table-cell table:formula="of:=IF(ISBLANK([.E3]);&quot;    case &quot;&amp;[.B3]&amp;&quot;: if (p) { SEND_STRING(&quot;&amp;[.F3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ight up</text:p>
          </table:table-cell>
          <table:table-cell office:value-type="string" calcext:value-type="string">
            <text:p>C_BRIU</text:p>
          </table:table-cell>
          <table:table-cell office:value-type="string" calcext:value-type="string">
            <text:p>y_excl</text:p>
          </table:table-cell>
          <table:table-cell office:value-type="string" calcext:value-type="string">
            <text:p>KC_Y, CC_EMQM</text:p>
          </table:table-cell>
          <table:table-cell office:value-type="string" calcext:value-type="string">
            <text:p>KC_BRIU</text:p>
          </table:table-cell>
          <table:table-cell/>
          <table:table-cell table:formula="of:=&quot;const uint16_t PROGMEM &quot;&amp;[.C4]&amp;&quot;_combo[] = {&quot;&amp;[.D4]&amp;&quot;, COMBO_END};&quot;" office:value-type="string" office:string-value="const uint16_t PROGMEM y_excl_combo[] = {KC_Y, CC_EMQM, COMBO_END};" calcext:value-type="string">
            <text:p>const uint16_t PROGMEM y_excl_combo[] = {KC_Y, CC_EMQM, COMBO_END};</text:p>
          </table:table-cell>
          <table:table-cell table:formula="of:=&quot;  &quot;&amp;[.B4]&amp;&quot;,&quot;" office:value-type="string" office:string-value="  C_BRIU," calcext:value-type="string">
            <text:p><text:s text:c="2"/>C_BRIU,</text:p>
          </table:table-cell>
          <table:table-cell table:formula="of:=&quot;[&quot;&amp;[.B4]&amp;&quot;] = COMBO&quot;&amp;IF(ISBLANK([.E4]);&quot;_ACTION&quot;;&quot;&quot;)&amp;&quot;(&quot;&amp;[.C4]&amp;&quot;_combo&quot;&amp;IF(ISBLANK([.E4]);&quot;&quot;;&quot;, &quot;&amp;[.E4])&amp;&quot;),&quot;" office:value-type="string" office:string-value="[C_BRIU] = COMBO(y_excl_combo, KC_BRIU)," calcext:value-type="string">
            <text:p>[C_BRIU] = COMBO(y_excl_combo, KC_BRIU),</text:p>
          </table:table-cell>
          <table:table-cell table:formula="of:=IF(ISBLANK([.E4]);&quot;    case &quot;&amp;[.B4]&amp;&quot;: if (p) { SEND_STRING(&quot;&amp;[.F4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C_BRK</text:p>
          </table:table-cell>
          <table:table-cell office:value-type="string" calcext:value-type="string">
            <text:p>q_w</text:p>
          </table:table-cell>
          <table:table-cell office:value-type="string" calcext:value-type="string">
            <text:p>KC_Q, KC_W</text:p>
          </table:table-cell>
          <table:table-cell office:value-type="string" calcext:value-type="string">
            <text:p>KC_BRK</text:p>
          </table:table-cell>
          <table:table-cell/>
          <table:table-cell table:formula="of:=&quot;const uint16_t PROGMEM &quot;&amp;[.C5]&amp;&quot;_combo[] = {&quot;&amp;[.D5]&amp;&quot;, COMBO_END};&quot;" office:value-type="string" office:string-value="const uint16_t PROGMEM q_w_combo[] = {KC_Q, KC_W, COMBO_END};" calcext:value-type="string">
            <text:p>const uint16_t PROGMEM q_w_combo[] = {KC_Q, KC_W, COMBO_END};</text:p>
          </table:table-cell>
          <table:table-cell table:formula="of:=&quot;  &quot;&amp;[.B5]&amp;&quot;,&quot;" office:value-type="string" office:string-value="  C_BRK," calcext:value-type="string">
            <text:p><text:s text:c="2"/>C_BRK,</text:p>
          </table:table-cell>
          <table:table-cell table:formula="of:=&quot;[&quot;&amp;[.B5]&amp;&quot;] = COMBO&quot;&amp;IF(ISBLANK([.E5]);&quot;_ACTION&quot;;&quot;&quot;)&amp;&quot;(&quot;&amp;[.C5]&amp;&quot;_combo&quot;&amp;IF(ISBLANK([.E5]);&quot;&quot;;&quot;, &quot;&amp;[.E5])&amp;&quot;),&quot;" office:value-type="string" office:string-value="[C_BRK] = COMBO(q_w_combo, KC_BRK)," calcext:value-type="string">
            <text:p>[C_BRK] = COMBO(q_w_combo, KC_BRK),</text:p>
          </table:table-cell>
          <table:table-cell table:formula="of:=IF(ISBLANK([.E5]);&quot;    case &quot;&amp;[.B5]&amp;&quot;: if (p) { SEND_STRING(&quot;&amp;[.F5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C_BSLASH</text:p>
          </table:table-cell>
          <table:table-cell office:value-type="string" calcext:value-type="string">
            <text:p>e_dot</text:p>
          </table:table-cell>
          <table:table-cell office:value-type="string" calcext:value-type="string">
            <text:p>KC_E, CC_PDCL</text:p>
          </table:table-cell>
          <table:table-cell office:value-type="string" calcext:value-type="string">
            <text:p>KC_BSLASH</text:p>
          </table:table-cell>
          <table:table-cell/>
          <table:table-cell table:formula="of:=&quot;const uint16_t PROGMEM &quot;&amp;[.C6]&amp;&quot;_combo[] = {&quot;&amp;[.D6]&amp;&quot;, COMBO_END};&quot;" office:value-type="string" office:string-value="const uint16_t PROGMEM e_dot_combo[] = {KC_E, CC_PDCL, COMBO_END};" calcext:value-type="string">
            <text:p>const uint16_t PROGMEM e_dot_combo[] = {KC_E, CC_PDCL, COMBO_END};</text:p>
          </table:table-cell>
          <table:table-cell table:formula="of:=&quot;  &quot;&amp;[.B6]&amp;&quot;,&quot;" office:value-type="string" office:string-value="  C_BSLASH," calcext:value-type="string">
            <text:p><text:s text:c="2"/>C_BSLASH,</text:p>
          </table:table-cell>
          <table:table-cell table:formula="of:=&quot;[&quot;&amp;[.B6]&amp;&quot;] = COMBO&quot;&amp;IF(ISBLANK([.E6]);&quot;_ACTION&quot;;&quot;&quot;)&amp;&quot;(&quot;&amp;[.C6]&amp;&quot;_combo&quot;&amp;IF(ISBLANK([.E6]);&quot;&quot;;&quot;, &quot;&amp;[.E6])&amp;&quot;),&quot;" office:value-type="string" office:string-value="[C_BSLASH] = COMBO(e_dot_combo, KC_BSLASH)," calcext:value-type="string">
            <text:p>[C_BSLASH] = COMBO(e_dot_combo, KC_BSLASH),</text:p>
          </table:table-cell>
          <table:table-cell table:formula="of:=IF(ISBLANK([.E6]);&quot;    case &quot;&amp;[.B6]&amp;&quot;: if (p) { SEND_STRING(&quot;&amp;[.F6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C_BSPC_1</text:p>
          </table:table-cell>
          <table:table-cell office:value-type="string" calcext:value-type="string">
            <text:p>f_s</text:p>
          </table:table-cell>
          <table:table-cell office:value-type="string" calcext:value-type="string">
            <text:p>KC_F, KC_S</text:p>
          </table:table-cell>
          <table:table-cell office:value-type="string" calcext:value-type="string">
            <text:p>KC_BSPC</text:p>
          </table:table-cell>
          <table:table-cell/>
          <table:table-cell table:formula="of:=&quot;const uint16_t PROGMEM &quot;&amp;[.C7]&amp;&quot;_combo[] = {&quot;&amp;[.D7]&amp;&quot;, COMBO_END};&quot;" office:value-type="string" office:string-value="const uint16_t PROGMEM f_s_combo[] = {KC_F, KC_S, COMBO_END};" calcext:value-type="string">
            <text:p>const uint16_t PROGMEM f_s_combo[] = {KC_F, KC_S, COMBO_END};</text:p>
          </table:table-cell>
          <table:table-cell table:formula="of:=&quot;  &quot;&amp;[.B7]&amp;&quot;,&quot;" office:value-type="string" office:string-value="  C_BSPC_1," calcext:value-type="string">
            <text:p><text:s text:c="2"/>C_BSPC_1,</text:p>
          </table:table-cell>
          <table:table-cell table:formula="of:=&quot;[&quot;&amp;[.B7]&amp;&quot;] = COMBO&quot;&amp;IF(ISBLANK([.E7]);&quot;_ACTION&quot;;&quot;&quot;)&amp;&quot;(&quot;&amp;[.C7]&amp;&quot;_combo&quot;&amp;IF(ISBLANK([.E7]);&quot;&quot;;&quot;, &quot;&amp;[.E7])&amp;&quot;),&quot;" office:value-type="string" office:string-value="[C_BSPC_1] = COMBO(f_s_combo, KC_BSPC)," calcext:value-type="string">
            <text:p>[C_BSPC_1] = COMBO(f_s_combo, KC_BSPC),</text:p>
          </table:table-cell>
          <table:table-cell table:formula="of:=IF(ISBLANK([.E7]);&quot;    case &quot;&amp;[.B7]&amp;&quot;: if (p) { SEND_STRING(&quot;&amp;[.F7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C_BSPC_2</text:p>
          </table:table-cell>
          <table:table-cell office:value-type="string" calcext:value-type="string">
            <text:p>l_n</text:p>
          </table:table-cell>
          <table:table-cell office:value-type="string" calcext:value-type="string">
            <text:p>KC_L, KC_N</text:p>
          </table:table-cell>
          <table:table-cell office:value-type="string" calcext:value-type="string">
            <text:p>KC_BSPC</text:p>
          </table:table-cell>
          <table:table-cell/>
          <table:table-cell table:formula="of:=&quot;const uint16_t PROGMEM &quot;&amp;[.C8]&amp;&quot;_combo[] = {&quot;&amp;[.D8]&amp;&quot;, COMBO_END};&quot;" office:value-type="string" office:string-value="const uint16_t PROGMEM l_n_combo[] = {KC_L, KC_N, COMBO_END};" calcext:value-type="string">
            <text:p>const uint16_t PROGMEM l_n_combo[] = {KC_L, KC_N, COMBO_END};</text:p>
          </table:table-cell>
          <table:table-cell table:formula="of:=&quot;  &quot;&amp;[.B8]&amp;&quot;,&quot;" office:value-type="string" office:string-value="  C_BSPC_2," calcext:value-type="string">
            <text:p><text:s text:c="2"/>C_BSPC_2,</text:p>
          </table:table-cell>
          <table:table-cell table:formula="of:=&quot;[&quot;&amp;[.B8]&amp;&quot;] = COMBO&quot;&amp;IF(ISBLANK([.E8]);&quot;_ACTION&quot;;&quot;&quot;)&amp;&quot;(&quot;&amp;[.C8]&amp;&quot;_combo&quot;&amp;IF(ISBLANK([.E8]);&quot;&quot;;&quot;, &quot;&amp;[.E8])&amp;&quot;),&quot;" office:value-type="string" office:string-value="[C_BSPC_2] = COMBO(l_n_combo, KC_BSPC)," calcext:value-type="string">
            <text:p>[C_BSPC_2] = COMBO(l_n_combo, KC_BSPC),</text:p>
          </table:table-cell>
          <table:table-cell table:formula="of:=IF(ISBLANK([.E8]);&quot;    case &quot;&amp;[.B8]&amp;&quot;: if (p) { SEND_STRING(&quot;&amp;[.F8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 char right</text:p>
          </table:table-cell>
          <table:table-cell office:value-type="string" calcext:value-type="string">
            <text:p>C_DEL_1</text:p>
          </table:table-cell>
          <table:table-cell office:value-type="string" calcext:value-type="string">
            <text:p>p_t</text:p>
          </table:table-cell>
          <table:table-cell office:value-type="string" calcext:value-type="string">
            <text:p>KC_P, KC_T</text:p>
          </table:table-cell>
          <table:table-cell office:value-type="string" calcext:value-type="string">
            <text:p>KC_DEL</text:p>
          </table:table-cell>
          <table:table-cell/>
          <table:table-cell table:formula="of:=&quot;const uint16_t PROGMEM &quot;&amp;[.C9]&amp;&quot;_combo[] = {&quot;&amp;[.D9]&amp;&quot;, COMBO_END};&quot;" office:value-type="string" office:string-value="const uint16_t PROGMEM p_t_combo[] = {KC_P, KC_T, COMBO_END};" calcext:value-type="string">
            <text:p>const uint16_t PROGMEM p_t_combo[] = {KC_P, KC_T, COMBO_END};</text:p>
          </table:table-cell>
          <table:table-cell table:formula="of:=&quot;  &quot;&amp;[.B9]&amp;&quot;,&quot;" office:value-type="string" office:string-value="  C_DEL_1," calcext:value-type="string">
            <text:p><text:s text:c="2"/>C_DEL_1,</text:p>
          </table:table-cell>
          <table:table-cell table:formula="of:=&quot;[&quot;&amp;[.B9]&amp;&quot;] = COMBO&quot;&amp;IF(ISBLANK([.E9]);&quot;_ACTION&quot;;&quot;&quot;)&amp;&quot;(&quot;&amp;[.C9]&amp;&quot;_combo&quot;&amp;IF(ISBLANK([.E9]);&quot;&quot;;&quot;, &quot;&amp;[.E9])&amp;&quot;),&quot;" office:value-type="string" office:string-value="[C_DEL_1] = COMBO(p_t_combo, KC_DEL)," calcext:value-type="string">
            <text:p>[C_DEL_1] = COMBO(p_t_combo, KC_DEL),</text:p>
          </table:table-cell>
          <table:table-cell table:formula="of:=IF(ISBLANK([.E9]);&quot;    case &quot;&amp;[.B9]&amp;&quot;: if (p) { SEND_STRING(&quot;&amp;[.F9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 char right</text:p>
          </table:table-cell>
          <table:table-cell office:value-type="string" calcext:value-type="string">
            <text:p>C_DEL_2</text:p>
          </table:table-cell>
          <table:table-cell office:value-type="string" calcext:value-type="string">
            <text:p>u_e</text:p>
          </table:table-cell>
          <table:table-cell office:value-type="string" calcext:value-type="string">
            <text:p>KC_U, KC_E</text:p>
          </table:table-cell>
          <table:table-cell office:value-type="string" calcext:value-type="string">
            <text:p>KC_DEL</text:p>
          </table:table-cell>
          <table:table-cell/>
          <table:table-cell table:formula="of:=&quot;const uint16_t PROGMEM &quot;&amp;[.C10]&amp;&quot;_combo[] = {&quot;&amp;[.D10]&amp;&quot;, COMBO_END};&quot;" office:value-type="string" office:string-value="const uint16_t PROGMEM u_e_combo[] = {KC_U, KC_E, COMBO_END};" calcext:value-type="string">
            <text:p>const uint16_t PROGMEM u_e_combo[] = {KC_U, KC_E, COMBO_END};</text:p>
          </table:table-cell>
          <table:table-cell table:formula="of:=&quot;  &quot;&amp;[.B10]&amp;&quot;,&quot;" office:value-type="string" office:string-value="  C_DEL_2," calcext:value-type="string">
            <text:p><text:s text:c="2"/>C_DEL_2,</text:p>
          </table:table-cell>
          <table:table-cell table:formula="of:=&quot;[&quot;&amp;[.B10]&amp;&quot;] = COMBO&quot;&amp;IF(ISBLANK([.E10]);&quot;_ACTION&quot;;&quot;&quot;)&amp;&quot;(&quot;&amp;[.C10]&amp;&quot;_combo&quot;&amp;IF(ISBLANK([.E10]);&quot;&quot;;&quot;, &quot;&amp;[.E10])&amp;&quot;),&quot;" office:value-type="string" office:string-value="[C_DEL_2] = COMBO(u_e_combo, KC_DEL)," calcext:value-type="string">
            <text:p>[C_DEL_2] = COMBO(u_e_combo, KC_DEL),</text:p>
          </table:table-cell>
          <table:table-cell table:formula="of:=IF(ISBLANK([.E10]);&quot;    case &quot;&amp;[.B10]&amp;&quot;: if (p) { SEND_STRING(&quot;&amp;[.F10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C_DOWN_1</text:p>
          </table:table-cell>
          <table:table-cell office:value-type="string" calcext:value-type="string">
            <text:p>r_s_t</text:p>
          </table:table-cell>
          <table:table-cell office:value-type="string" calcext:value-type="string">
            <text:p>KC_R, KC_S, KC_T</text:p>
          </table:table-cell>
          <table:table-cell office:value-type="string" calcext:value-type="string">
            <text:p>KC_DOWN</text:p>
          </table:table-cell>
          <table:table-cell/>
          <table:table-cell table:formula="of:=&quot;const uint16_t PROGMEM &quot;&amp;[.C11]&amp;&quot;_combo[] = {&quot;&amp;[.D11]&amp;&quot;, COMBO_END};&quot;" office:value-type="string" office:string-value="const uint16_t PROGMEM r_s_t_combo[] = {KC_R, KC_S, KC_T, COMBO_END};" calcext:value-type="string">
            <text:p>const uint16_t PROGMEM r_s_t_combo[] = {KC_R, KC_S, KC_T, COMBO_END};</text:p>
          </table:table-cell>
          <table:table-cell table:formula="of:=&quot;  &quot;&amp;[.B11]&amp;&quot;,&quot;" office:value-type="string" office:string-value="  C_DOWN_1," calcext:value-type="string">
            <text:p><text:s text:c="2"/>C_DOWN_1,</text:p>
          </table:table-cell>
          <table:table-cell table:formula="of:=&quot;[&quot;&amp;[.B11]&amp;&quot;] = COMBO&quot;&amp;IF(ISBLANK([.E11]);&quot;_ACTION&quot;;&quot;&quot;)&amp;&quot;(&quot;&amp;[.C11]&amp;&quot;_combo&quot;&amp;IF(ISBLANK([.E11]);&quot;&quot;;&quot;, &quot;&amp;[.E11])&amp;&quot;),&quot;" office:value-type="string" office:string-value="[C_DOWN_1] = COMBO(r_s_t_combo, KC_DOWN)," calcext:value-type="string">
            <text:p>[C_DOWN_1] = COMBO(r_s_t_combo, KC_DOWN),</text:p>
          </table:table-cell>
          <table:table-cell table:formula="of:=IF(ISBLANK([.E11]);&quot;    case &quot;&amp;[.B11]&amp;&quot;: if (p) { SEND_STRING(&quot;&amp;[.F11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C_DOWN_2</text:p>
          </table:table-cell>
          <table:table-cell office:value-type="string" calcext:value-type="string">
            <text:p>n_e_i</text:p>
          </table:table-cell>
          <table:table-cell office:value-type="string" calcext:value-type="string">
            <text:p>KC_N, KC_E, KC_I</text:p>
          </table:table-cell>
          <table:table-cell office:value-type="string" calcext:value-type="string">
            <text:p>KC_DOWN</text:p>
          </table:table-cell>
          <table:table-cell/>
          <table:table-cell table:formula="of:=&quot;const uint16_t PROGMEM &quot;&amp;[.C12]&amp;&quot;_combo[] = {&quot;&amp;[.D12]&amp;&quot;, COMBO_END};&quot;" office:value-type="string" office:string-value="const uint16_t PROGMEM n_e_i_combo[] = {KC_N, KC_E, KC_I, COMBO_END};" calcext:value-type="string">
            <text:p>const uint16_t PROGMEM n_e_i_combo[] = {KC_N, KC_E, KC_I, COMBO_END};</text:p>
          </table:table-cell>
          <table:table-cell table:formula="of:=&quot;  &quot;&amp;[.B12]&amp;&quot;,&quot;" office:value-type="string" office:string-value="  C_DOWN_2," calcext:value-type="string">
            <text:p><text:s text:c="2"/>C_DOWN_2,</text:p>
          </table:table-cell>
          <table:table-cell table:formula="of:=&quot;[&quot;&amp;[.B12]&amp;&quot;] = COMBO&quot;&amp;IF(ISBLANK([.E12]);&quot;_ACTION&quot;;&quot;&quot;)&amp;&quot;(&quot;&amp;[.C12]&amp;&quot;_combo&quot;&amp;IF(ISBLANK([.E12]);&quot;&quot;;&quot;, &quot;&amp;[.E12])&amp;&quot;),&quot;" office:value-type="string" office:string-value="[C_DOWN_2] = COMBO(n_e_i_combo, KC_DOWN)," calcext:value-type="string">
            <text:p>[C_DOWN_2] = COMBO(n_e_i_combo, KC_DOWN),</text:p>
          </table:table-cell>
          <table:table-cell table:formula="of:=IF(ISBLANK([.E12]);&quot;    case &quot;&amp;[.B12]&amp;&quot;: if (p) { SEND_STRING(&quot;&amp;[.F12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C_END_1</text:p>
          </table:table-cell>
          <table:table-cell office:value-type="string" calcext:value-type="string">
            <text:p>r_t</text:p>
          </table:table-cell>
          <table:table-cell office:value-type="string" calcext:value-type="string">
            <text:p>KC_R, KC_T</text:p>
          </table:table-cell>
          <table:table-cell office:value-type="string" calcext:value-type="string">
            <text:p>KC_END</text:p>
          </table:table-cell>
          <table:table-cell/>
          <table:table-cell table:formula="of:=&quot;const uint16_t PROGMEM &quot;&amp;[.C13]&amp;&quot;_combo[] = {&quot;&amp;[.D13]&amp;&quot;, COMBO_END};&quot;" office:value-type="string" office:string-value="const uint16_t PROGMEM r_t_combo[] = {KC_R, KC_T, COMBO_END};" calcext:value-type="string">
            <text:p>const uint16_t PROGMEM r_t_combo[] = {KC_R, KC_T, COMBO_END};</text:p>
          </table:table-cell>
          <table:table-cell table:formula="of:=&quot;  &quot;&amp;[.B13]&amp;&quot;,&quot;" office:value-type="string" office:string-value="  C_END_1," calcext:value-type="string">
            <text:p><text:s text:c="2"/>C_END_1,</text:p>
          </table:table-cell>
          <table:table-cell table:formula="of:=&quot;[&quot;&amp;[.B13]&amp;&quot;] = COMBO&quot;&amp;IF(ISBLANK([.E13]);&quot;_ACTION&quot;;&quot;&quot;)&amp;&quot;(&quot;&amp;[.C13]&amp;&quot;_combo&quot;&amp;IF(ISBLANK([.E13]);&quot;&quot;;&quot;, &quot;&amp;[.E13])&amp;&quot;),&quot;" office:value-type="string" office:string-value="[C_END_1] = COMBO(r_t_combo, KC_END)," calcext:value-type="string">
            <text:p>[C_END_1] = COMBO(r_t_combo, KC_END),</text:p>
          </table:table-cell>
          <table:table-cell table:formula="of:=IF(ISBLANK([.E13]);&quot;    case &quot;&amp;[.B13]&amp;&quot;: if (p) { SEND_STRING(&quot;&amp;[.F13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C_END_2</text:p>
          </table:table-cell>
          <table:table-cell office:value-type="string" calcext:value-type="string">
            <text:p>e_o</text:p>
          </table:table-cell>
          <table:table-cell office:value-type="string" calcext:value-type="string">
            <text:p>KC_E, KC_O</text:p>
          </table:table-cell>
          <table:table-cell office:value-type="string" calcext:value-type="string">
            <text:p>KC_END</text:p>
          </table:table-cell>
          <table:table-cell/>
          <table:table-cell table:formula="of:=&quot;const uint16_t PROGMEM &quot;&amp;[.C14]&amp;&quot;_combo[] = {&quot;&amp;[.D14]&amp;&quot;, COMBO_END};&quot;" office:value-type="string" office:string-value="const uint16_t PROGMEM e_o_combo[] = {KC_E, KC_O, COMBO_END};" calcext:value-type="string">
            <text:p>const uint16_t PROGMEM e_o_combo[] = {KC_E, KC_O, COMBO_END};</text:p>
          </table:table-cell>
          <table:table-cell table:formula="of:=&quot;  &quot;&amp;[.B14]&amp;&quot;,&quot;" office:value-type="string" office:string-value="  C_END_2," calcext:value-type="string">
            <text:p><text:s text:c="2"/>C_END_2,</text:p>
          </table:table-cell>
          <table:table-cell table:formula="of:=&quot;[&quot;&amp;[.B14]&amp;&quot;] = COMBO&quot;&amp;IF(ISBLANK([.E14]);&quot;_ACTION&quot;;&quot;&quot;)&amp;&quot;(&quot;&amp;[.C14]&amp;&quot;_combo&quot;&amp;IF(ISBLANK([.E14]);&quot;&quot;;&quot;, &quot;&amp;[.E14])&amp;&quot;),&quot;" office:value-type="string" office:string-value="[C_END_2] = COMBO(e_o_combo, KC_END)," calcext:value-type="string">
            <text:p>[C_END_2] = COMBO(e_o_combo, KC_END),</text:p>
          </table:table-cell>
          <table:table-cell table:formula="of:=IF(ISBLANK([.E14]);&quot;    case &quot;&amp;[.B14]&amp;&quot;: if (p) { SEND_STRING(&quot;&amp;[.F14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C_ENTER</text:p>
          </table:table-cell>
          <table:table-cell office:value-type="string" calcext:value-type="string">
            <text:p>s_v</text:p>
          </table:table-cell>
          <table:table-cell office:value-type="string" calcext:value-type="string">
            <text:p>KC_S, KC_V</text:p>
          </table:table-cell>
          <table:table-cell office:value-type="string" calcext:value-type="string">
            <text:p>KC_ENT</text:p>
          </table:table-cell>
          <table:table-cell/>
          <table:table-cell table:formula="of:=&quot;const uint16_t PROGMEM &quot;&amp;[.C15]&amp;&quot;_combo[] = {&quot;&amp;[.D15]&amp;&quot;, COMBO_END};&quot;" office:value-type="string" office:string-value="const uint16_t PROGMEM s_v_combo[] = {KC_S, KC_V, COMBO_END};" calcext:value-type="string">
            <text:p>const uint16_t PROGMEM s_v_combo[] = {KC_S, KC_V, COMBO_END};</text:p>
          </table:table-cell>
          <table:table-cell table:formula="of:=&quot;  &quot;&amp;[.B15]&amp;&quot;,&quot;" office:value-type="string" office:string-value="  C_ENTER," calcext:value-type="string">
            <text:p><text:s text:c="2"/>C_ENTER,</text:p>
          </table:table-cell>
          <table:table-cell table:formula="of:=&quot;[&quot;&amp;[.B15]&amp;&quot;] = COMBO&quot;&amp;IF(ISBLANK([.E15]);&quot;_ACTION&quot;;&quot;&quot;)&amp;&quot;(&quot;&amp;[.C15]&amp;&quot;_combo&quot;&amp;IF(ISBLANK([.E15]);&quot;&quot;;&quot;, &quot;&amp;[.E15])&amp;&quot;),&quot;" office:value-type="string" office:string-value="[C_ENTER] = COMBO(s_v_combo, KC_ENT)," calcext:value-type="string">
            <text:p>[C_ENTER] = COMBO(s_v_combo, KC_ENT),</text:p>
          </table:table-cell>
          <table:table-cell table:formula="of:=IF(ISBLANK([.E15]);&quot;    case &quot;&amp;[.B15]&amp;&quot;: if (p) { SEND_STRING(&quot;&amp;[.F15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C_ESC</text:p>
          </table:table-cell>
          <table:table-cell office:value-type="string" calcext:value-type="string">
            <text:p>w_f</text:p>
          </table:table-cell>
          <table:table-cell office:value-type="string" calcext:value-type="string">
            <text:p>KC_W, KC_F</text:p>
          </table:table-cell>
          <table:table-cell office:value-type="string" calcext:value-type="string">
            <text:p>KC_ESC</text:p>
          </table:table-cell>
          <table:table-cell/>
          <table:table-cell table:formula="of:=&quot;const uint16_t PROGMEM &quot;&amp;[.C16]&amp;&quot;_combo[] = {&quot;&amp;[.D16]&amp;&quot;, COMBO_END};&quot;" office:value-type="string" office:string-value="const uint16_t PROGMEM w_f_combo[] = {KC_W, KC_F, COMBO_END};" calcext:value-type="string">
            <text:p>const uint16_t PROGMEM w_f_combo[] = {KC_W, KC_F, COMBO_END};</text:p>
          </table:table-cell>
          <table:table-cell table:formula="of:=&quot;  &quot;&amp;[.B16]&amp;&quot;,&quot;" office:value-type="string" office:string-value="  C_ESC," calcext:value-type="string">
            <text:p><text:s text:c="2"/>C_ESC,</text:p>
          </table:table-cell>
          <table:table-cell table:formula="of:=&quot;[&quot;&amp;[.B16]&amp;&quot;] = COMBO&quot;&amp;IF(ISBLANK([.E16]);&quot;_ACTION&quot;;&quot;&quot;)&amp;&quot;(&quot;&amp;[.C16]&amp;&quot;_combo&quot;&amp;IF(ISBLANK([.E16]);&quot;&quot;;&quot;, &quot;&amp;[.E16])&amp;&quot;),&quot;" office:value-type="string" office:string-value="[C_ESC] = COMBO(w_f_combo, KC_ESC)," calcext:value-type="string">
            <text:p>[C_ESC] = COMBO(w_f_combo, KC_ESC),</text:p>
          </table:table-cell>
          <table:table-cell table:formula="of:=IF(ISBLANK([.E16]);&quot;    case &quot;&amp;[.B16]&amp;&quot;: if (p) { SEND_STRING(&quot;&amp;[.F16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C_F1</text:p>
          </table:table-cell>
          <table:table-cell office:value-type="string" calcext:value-type="string">
            <text:p>w_a</text:p>
          </table:table-cell>
          <table:table-cell office:value-type="string" calcext:value-type="string">
            <text:p>KC_W, KC_A</text:p>
          </table:table-cell>
          <table:table-cell office:value-type="string" calcext:value-type="string">
            <text:p>KC_F1</text:p>
          </table:table-cell>
          <table:table-cell/>
          <table:table-cell table:formula="of:=&quot;const uint16_t PROGMEM &quot;&amp;[.C17]&amp;&quot;_combo[] = {&quot;&amp;[.D17]&amp;&quot;, COMBO_END};&quot;" office:value-type="string" office:string-value="const uint16_t PROGMEM w_a_combo[] = {KC_W, KC_A, COMBO_END};" calcext:value-type="string">
            <text:p>const uint16_t PROGMEM w_a_combo[] = {KC_W, KC_A, COMBO_END};</text:p>
          </table:table-cell>
          <table:table-cell table:formula="of:=&quot;  &quot;&amp;[.B17]&amp;&quot;,&quot;" office:value-type="string" office:string-value="  C_F1," calcext:value-type="string">
            <text:p><text:s text:c="2"/>C_F1,</text:p>
          </table:table-cell>
          <table:table-cell table:formula="of:=&quot;[&quot;&amp;[.B17]&amp;&quot;] = COMBO&quot;&amp;IF(ISBLANK([.E17]);&quot;_ACTION&quot;;&quot;&quot;)&amp;&quot;(&quot;&amp;[.C17]&amp;&quot;_combo&quot;&amp;IF(ISBLANK([.E17]);&quot;&quot;;&quot;, &quot;&amp;[.E17])&amp;&quot;),&quot;" office:value-type="string" office:string-value="[C_F1] = COMBO(w_a_combo, KC_F1)," calcext:value-type="string">
            <text:p>[C_F1] = COMBO(w_a_combo, KC_F1),</text:p>
          </table:table-cell>
          <table:table-cell table:formula="of:=IF(ISBLANK([.E17]);&quot;    case &quot;&amp;[.B17]&amp;&quot;: if (p) { SEND_STRING(&quot;&amp;[.F17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C_F10</text:p>
          </table:table-cell>
          <table:table-cell office:value-type="string" calcext:value-type="string">
            <text:p>q_r</text:p>
          </table:table-cell>
          <table:table-cell office:value-type="string" calcext:value-type="string">
            <text:p>KC_Q, KC_R</text:p>
          </table:table-cell>
          <table:table-cell office:value-type="string" calcext:value-type="string">
            <text:p>KC_F10</text:p>
          </table:table-cell>
          <table:table-cell/>
          <table:table-cell table:formula="of:=&quot;const uint16_t PROGMEM &quot;&amp;[.C18]&amp;&quot;_combo[] = {&quot;&amp;[.D18]&amp;&quot;, COMBO_END};&quot;" office:value-type="string" office:string-value="const uint16_t PROGMEM q_r_combo[] = {KC_Q, KC_R, COMBO_END};" calcext:value-type="string">
            <text:p>const uint16_t PROGMEM q_r_combo[] = {KC_Q, KC_R, COMBO_END};</text:p>
          </table:table-cell>
          <table:table-cell table:formula="of:=&quot;  &quot;&amp;[.B18]&amp;&quot;,&quot;" office:value-type="string" office:string-value="  C_F10," calcext:value-type="string">
            <text:p><text:s text:c="2"/>C_F10,</text:p>
          </table:table-cell>
          <table:table-cell table:formula="of:=&quot;[&quot;&amp;[.B18]&amp;&quot;] = COMBO&quot;&amp;IF(ISBLANK([.E18]);&quot;_ACTION&quot;;&quot;&quot;)&amp;&quot;(&quot;&amp;[.C18]&amp;&quot;_combo&quot;&amp;IF(ISBLANK([.E18]);&quot;&quot;;&quot;, &quot;&amp;[.E18])&amp;&quot;),&quot;" office:value-type="string" office:string-value="[C_F10] = COMBO(q_r_combo, KC_F10)," calcext:value-type="string">
            <text:p>[C_F10] = COMBO(q_r_combo, KC_F10),</text:p>
          </table:table-cell>
          <table:table-cell table:formula="of:=IF(ISBLANK([.E18]);&quot;    case &quot;&amp;[.B18]&amp;&quot;: if (p) { SEND_STRING(&quot;&amp;[.F18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C_F11</text:p>
          </table:table-cell>
          <table:table-cell office:value-type="string" calcext:value-type="string">
            <text:p>w_s</text:p>
          </table:table-cell>
          <table:table-cell office:value-type="string" calcext:value-type="string">
            <text:p>KC_W, KC_S</text:p>
          </table:table-cell>
          <table:table-cell office:value-type="string" calcext:value-type="string">
            <text:p>KC_F11</text:p>
          </table:table-cell>
          <table:table-cell/>
          <table:table-cell table:formula="of:=&quot;const uint16_t PROGMEM &quot;&amp;[.C19]&amp;&quot;_combo[] = {&quot;&amp;[.D19]&amp;&quot;, COMBO_END};&quot;" office:value-type="string" office:string-value="const uint16_t PROGMEM w_s_combo[] = {KC_W, KC_S, COMBO_END};" calcext:value-type="string">
            <text:p>const uint16_t PROGMEM w_s_combo[] = {KC_W, KC_S, COMBO_END};</text:p>
          </table:table-cell>
          <table:table-cell table:formula="of:=&quot;  &quot;&amp;[.B19]&amp;&quot;,&quot;" office:value-type="string" office:string-value="  C_F11," calcext:value-type="string">
            <text:p><text:s text:c="2"/>C_F11,</text:p>
          </table:table-cell>
          <table:table-cell table:formula="of:=&quot;[&quot;&amp;[.B19]&amp;&quot;] = COMBO&quot;&amp;IF(ISBLANK([.E19]);&quot;_ACTION&quot;;&quot;&quot;)&amp;&quot;(&quot;&amp;[.C19]&amp;&quot;_combo&quot;&amp;IF(ISBLANK([.E19]);&quot;&quot;;&quot;, &quot;&amp;[.E19])&amp;&quot;),&quot;" office:value-type="string" office:string-value="[C_F11] = COMBO(w_s_combo, KC_F11)," calcext:value-type="string">
            <text:p>[C_F11] = COMBO(w_s_combo, KC_F11),</text:p>
          </table:table-cell>
          <table:table-cell table:formula="of:=IF(ISBLANK([.E19]);&quot;    case &quot;&amp;[.B19]&amp;&quot;: if (p) { SEND_STRING(&quot;&amp;[.F19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C_F12</text:p>
          </table:table-cell>
          <table:table-cell office:value-type="string" calcext:value-type="string">
            <text:p>f_t</text:p>
          </table:table-cell>
          <table:table-cell office:value-type="string" calcext:value-type="string">
            <text:p>KC_F, KC_T</text:p>
          </table:table-cell>
          <table:table-cell office:value-type="string" calcext:value-type="string">
            <text:p>KC_F12</text:p>
          </table:table-cell>
          <table:table-cell/>
          <table:table-cell table:formula="of:=&quot;const uint16_t PROGMEM &quot;&amp;[.C20]&amp;&quot;_combo[] = {&quot;&amp;[.D20]&amp;&quot;, COMBO_END};&quot;" office:value-type="string" office:string-value="const uint16_t PROGMEM f_t_combo[] = {KC_F, KC_T, COMBO_END};" calcext:value-type="string">
            <text:p>const uint16_t PROGMEM f_t_combo[] = {KC_F, KC_T, COMBO_END};</text:p>
          </table:table-cell>
          <table:table-cell table:formula="of:=&quot;  &quot;&amp;[.B20]&amp;&quot;,&quot;" office:value-type="string" office:string-value="  C_F12," calcext:value-type="string">
            <text:p><text:s text:c="2"/>C_F12,</text:p>
          </table:table-cell>
          <table:table-cell table:formula="of:=&quot;[&quot;&amp;[.B20]&amp;&quot;] = COMBO&quot;&amp;IF(ISBLANK([.E20]);&quot;_ACTION&quot;;&quot;&quot;)&amp;&quot;(&quot;&amp;[.C20]&amp;&quot;_combo&quot;&amp;IF(ISBLANK([.E20]);&quot;&quot;;&quot;, &quot;&amp;[.E20])&amp;&quot;),&quot;" office:value-type="string" office:string-value="[C_F12] = COMBO(f_t_combo, KC_F12)," calcext:value-type="string">
            <text:p>[C_F12] = COMBO(f_t_combo, KC_F12),</text:p>
          </table:table-cell>
          <table:table-cell table:formula="of:=IF(ISBLANK([.E20]);&quot;    case &quot;&amp;[.B20]&amp;&quot;: if (p) { SEND_STRING(&quot;&amp;[.F20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C_F2</text:p>
          </table:table-cell>
          <table:table-cell office:value-type="string" calcext:value-type="string">
            <text:p>f_r</text:p>
          </table:table-cell>
          <table:table-cell office:value-type="string" calcext:value-type="string">
            <text:p>KC_F, KC_R</text:p>
          </table:table-cell>
          <table:table-cell office:value-type="string" calcext:value-type="string">
            <text:p>KC_F2</text:p>
          </table:table-cell>
          <table:table-cell/>
          <table:table-cell table:formula="of:=&quot;const uint16_t PROGMEM &quot;&amp;[.C21]&amp;&quot;_combo[] = {&quot;&amp;[.D21]&amp;&quot;, COMBO_END};&quot;" office:value-type="string" office:string-value="const uint16_t PROGMEM f_r_combo[] = {KC_F, KC_R, COMBO_END};" calcext:value-type="string">
            <text:p>const uint16_t PROGMEM f_r_combo[] = {KC_F, KC_R, COMBO_END};</text:p>
          </table:table-cell>
          <table:table-cell table:formula="of:=&quot;  &quot;&amp;[.B21]&amp;&quot;,&quot;" office:value-type="string" office:string-value="  C_F2," calcext:value-type="string">
            <text:p><text:s text:c="2"/>C_F2,</text:p>
          </table:table-cell>
          <table:table-cell table:formula="of:=&quot;[&quot;&amp;[.B21]&amp;&quot;] = COMBO&quot;&amp;IF(ISBLANK([.E21]);&quot;_ACTION&quot;;&quot;&quot;)&amp;&quot;(&quot;&amp;[.C21]&amp;&quot;_combo&quot;&amp;IF(ISBLANK([.E21]);&quot;&quot;;&quot;, &quot;&amp;[.E21])&amp;&quot;),&quot;" office:value-type="string" office:string-value="[C_F2] = COMBO(f_r_combo, KC_F2)," calcext:value-type="string">
            <text:p>[C_F2] = COMBO(f_r_combo, KC_F2),</text:p>
          </table:table-cell>
          <table:table-cell table:formula="of:=IF(ISBLANK([.E21]);&quot;    case &quot;&amp;[.B21]&amp;&quot;: if (p) { SEND_STRING(&quot;&amp;[.F21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C_F3</text:p>
          </table:table-cell>
          <table:table-cell office:value-type="string" calcext:value-type="string">
            <text:p>p_s</text:p>
          </table:table-cell>
          <table:table-cell office:value-type="string" calcext:value-type="string">
            <text:p>KC_P, KC_S</text:p>
          </table:table-cell>
          <table:table-cell office:value-type="string" calcext:value-type="string">
            <text:p>KC_F3</text:p>
          </table:table-cell>
          <table:table-cell/>
          <table:table-cell table:formula="of:=&quot;const uint16_t PROGMEM &quot;&amp;[.C22]&amp;&quot;_combo[] = {&quot;&amp;[.D22]&amp;&quot;, COMBO_END};&quot;" office:value-type="string" office:string-value="const uint16_t PROGMEM p_s_combo[] = {KC_P, KC_S, COMBO_END};" calcext:value-type="string">
            <text:p>const uint16_t PROGMEM p_s_combo[] = {KC_P, KC_S, COMBO_END};</text:p>
          </table:table-cell>
          <table:table-cell table:formula="of:=&quot;  &quot;&amp;[.B22]&amp;&quot;,&quot;" office:value-type="string" office:string-value="  C_F3," calcext:value-type="string">
            <text:p><text:s text:c="2"/>C_F3,</text:p>
          </table:table-cell>
          <table:table-cell table:formula="of:=&quot;[&quot;&amp;[.B22]&amp;&quot;] = COMBO&quot;&amp;IF(ISBLANK([.E22]);&quot;_ACTION&quot;;&quot;&quot;)&amp;&quot;(&quot;&amp;[.C22]&amp;&quot;_combo&quot;&amp;IF(ISBLANK([.E22]);&quot;&quot;;&quot;, &quot;&amp;[.E22])&amp;&quot;),&quot;" office:value-type="string" office:string-value="[C_F3] = COMBO(p_s_combo, KC_F3)," calcext:value-type="string">
            <text:p>[C_F3] = COMBO(p_s_combo, KC_F3),</text:p>
          </table:table-cell>
          <table:table-cell table:formula="of:=IF(ISBLANK([.E22]);&quot;    case &quot;&amp;[.B22]&amp;&quot;: if (p) { SEND_STRING(&quot;&amp;[.F22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C_F4</text:p>
          </table:table-cell>
          <table:table-cell office:value-type="string" calcext:value-type="string">
            <text:p>g_t</text:p>
          </table:table-cell>
          <table:table-cell office:value-type="string" calcext:value-type="string">
            <text:p>KC_G, KC_T</text:p>
          </table:table-cell>
          <table:table-cell office:value-type="string" calcext:value-type="string">
            <text:p>KC_F4</text:p>
          </table:table-cell>
          <table:table-cell/>
          <table:table-cell table:formula="of:=&quot;const uint16_t PROGMEM &quot;&amp;[.C23]&amp;&quot;_combo[] = {&quot;&amp;[.D23]&amp;&quot;, COMBO_END};&quot;" office:value-type="string" office:string-value="const uint16_t PROGMEM g_t_combo[] = {KC_G, KC_T, COMBO_END};" calcext:value-type="string">
            <text:p>const uint16_t PROGMEM g_t_combo[] = {KC_G, KC_T, COMBO_END};</text:p>
          </table:table-cell>
          <table:table-cell table:formula="of:=&quot;  &quot;&amp;[.B23]&amp;&quot;,&quot;" office:value-type="string" office:string-value="  C_F4," calcext:value-type="string">
            <text:p><text:s text:c="2"/>C_F4,</text:p>
          </table:table-cell>
          <table:table-cell table:formula="of:=&quot;[&quot;&amp;[.B23]&amp;&quot;] = COMBO&quot;&amp;IF(ISBLANK([.E23]);&quot;_ACTION&quot;;&quot;&quot;)&amp;&quot;(&quot;&amp;[.C23]&amp;&quot;_combo&quot;&amp;IF(ISBLANK([.E23]);&quot;&quot;;&quot;, &quot;&amp;[.E23])&amp;&quot;),&quot;" office:value-type="string" office:string-value="[C_F4] = COMBO(g_t_combo, KC_F4)," calcext:value-type="string">
            <text:p>[C_F4] = COMBO(g_t_combo, KC_F4),</text:p>
          </table:table-cell>
          <table:table-cell table:formula="of:=IF(ISBLANK([.E23]);&quot;    case &quot;&amp;[.B23]&amp;&quot;: if (p) { SEND_STRING(&quot;&amp;[.F23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C_F5</text:p>
          </table:table-cell>
          <table:table-cell office:value-type="string" calcext:value-type="string">
            <text:p>j_l</text:p>
          </table:table-cell>
          <table:table-cell office:value-type="string" calcext:value-type="string">
            <text:p>KC_J, KC_L</text:p>
          </table:table-cell>
          <table:table-cell office:value-type="string" calcext:value-type="string">
            <text:p>KC_F5</text:p>
          </table:table-cell>
          <table:table-cell/>
          <table:table-cell table:formula="of:=&quot;const uint16_t PROGMEM &quot;&amp;[.C24]&amp;&quot;_combo[] = {&quot;&amp;[.D24]&amp;&quot;, COMBO_END};&quot;" office:value-type="string" office:string-value="const uint16_t PROGMEM j_l_combo[] = {KC_J, KC_L, COMBO_END};" calcext:value-type="string">
            <text:p>const uint16_t PROGMEM j_l_combo[] = {KC_J, KC_L, COMBO_END};</text:p>
          </table:table-cell>
          <table:table-cell table:formula="of:=&quot;  &quot;&amp;[.B24]&amp;&quot;,&quot;" office:value-type="string" office:string-value="  C_F5," calcext:value-type="string">
            <text:p><text:s text:c="2"/>C_F5,</text:p>
          </table:table-cell>
          <table:table-cell table:formula="of:=&quot;[&quot;&amp;[.B24]&amp;&quot;] = COMBO&quot;&amp;IF(ISBLANK([.E24]);&quot;_ACTION&quot;;&quot;&quot;)&amp;&quot;(&quot;&amp;[.C24]&amp;&quot;_combo&quot;&amp;IF(ISBLANK([.E24]);&quot;&quot;;&quot;, &quot;&amp;[.E24])&amp;&quot;),&quot;" office:value-type="string" office:string-value="[C_F5] = COMBO(j_l_combo, KC_F5)," calcext:value-type="string">
            <text:p>[C_F5] = COMBO(j_l_combo, KC_F5),</text:p>
          </table:table-cell>
          <table:table-cell table:formula="of:=IF(ISBLANK([.E24]);&quot;    case &quot;&amp;[.B24]&amp;&quot;: if (p) { SEND_STRING(&quot;&amp;[.F24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C_F6</text:p>
          </table:table-cell>
          <table:table-cell office:value-type="string" calcext:value-type="string">
            <text:p>l_h</text:p>
          </table:table-cell>
          <table:table-cell office:value-type="string" calcext:value-type="string">
            <text:p>KC_L, KC_H</text:p>
          </table:table-cell>
          <table:table-cell office:value-type="string" calcext:value-type="string">
            <text:p>KC_F6</text:p>
          </table:table-cell>
          <table:table-cell/>
          <table:table-cell table:formula="of:=&quot;const uint16_t PROGMEM &quot;&amp;[.C25]&amp;&quot;_combo[] = {&quot;&amp;[.D25]&amp;&quot;, COMBO_END};&quot;" office:value-type="string" office:string-value="const uint16_t PROGMEM l_h_combo[] = {KC_L, KC_H, COMBO_END};" calcext:value-type="string">
            <text:p>const uint16_t PROGMEM l_h_combo[] = {KC_L, KC_H, COMBO_END};</text:p>
          </table:table-cell>
          <table:table-cell table:formula="of:=&quot;  &quot;&amp;[.B25]&amp;&quot;,&quot;" office:value-type="string" office:string-value="  C_F6," calcext:value-type="string">
            <text:p><text:s text:c="2"/>C_F6,</text:p>
          </table:table-cell>
          <table:table-cell table:formula="of:=&quot;[&quot;&amp;[.B25]&amp;&quot;] = COMBO&quot;&amp;IF(ISBLANK([.E25]);&quot;_ACTION&quot;;&quot;&quot;)&amp;&quot;(&quot;&amp;[.C25]&amp;&quot;_combo&quot;&amp;IF(ISBLANK([.E25]);&quot;&quot;;&quot;, &quot;&amp;[.E25])&amp;&quot;),&quot;" office:value-type="string" office:string-value="[C_F6] = COMBO(l_h_combo, KC_F6)," calcext:value-type="string">
            <text:p>[C_F6] = COMBO(l_h_combo, KC_F6),</text:p>
          </table:table-cell>
          <table:table-cell table:formula="of:=IF(ISBLANK([.E25]);&quot;    case &quot;&amp;[.B25]&amp;&quot;: if (p) { SEND_STRING(&quot;&amp;[.F25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C_F7</text:p>
          </table:table-cell>
          <table:table-cell office:value-type="string" calcext:value-type="string">
            <text:p>u_n</text:p>
          </table:table-cell>
          <table:table-cell office:value-type="string" calcext:value-type="string">
            <text:p>KC_U, KC_N</text:p>
          </table:table-cell>
          <table:table-cell office:value-type="string" calcext:value-type="string">
            <text:p>KC_F7</text:p>
          </table:table-cell>
          <table:table-cell/>
          <table:table-cell table:formula="of:=&quot;const uint16_t PROGMEM &quot;&amp;[.C26]&amp;&quot;_combo[] = {&quot;&amp;[.D26]&amp;&quot;, COMBO_END};&quot;" office:value-type="string" office:string-value="const uint16_t PROGMEM u_n_combo[] = {KC_U, KC_N, COMBO_END};" calcext:value-type="string">
            <text:p>const uint16_t PROGMEM u_n_combo[] = {KC_U, KC_N, COMBO_END};</text:p>
          </table:table-cell>
          <table:table-cell table:formula="of:=&quot;  &quot;&amp;[.B26]&amp;&quot;,&quot;" office:value-type="string" office:string-value="  C_F7," calcext:value-type="string">
            <text:p><text:s text:c="2"/>C_F7,</text:p>
          </table:table-cell>
          <table:table-cell table:formula="of:=&quot;[&quot;&amp;[.B26]&amp;&quot;] = COMBO&quot;&amp;IF(ISBLANK([.E26]);&quot;_ACTION&quot;;&quot;&quot;)&amp;&quot;(&quot;&amp;[.C26]&amp;&quot;_combo&quot;&amp;IF(ISBLANK([.E26]);&quot;&quot;;&quot;, &quot;&amp;[.E26])&amp;&quot;),&quot;" office:value-type="string" office:string-value="[C_F7] = COMBO(u_n_combo, KC_F7)," calcext:value-type="string">
            <text:p>[C_F7] = COMBO(u_n_combo, KC_F7),</text:p>
          </table:table-cell>
          <table:table-cell table:formula="of:=IF(ISBLANK([.E26]);&quot;    case &quot;&amp;[.B26]&amp;&quot;: if (p) { SEND_STRING(&quot;&amp;[.F26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C_F8</text:p>
          </table:table-cell>
          <table:table-cell office:value-type="string" calcext:value-type="string">
            <text:p>y_e</text:p>
          </table:table-cell>
          <table:table-cell office:value-type="string" calcext:value-type="string">
            <text:p>KC_Y, KC_E</text:p>
          </table:table-cell>
          <table:table-cell office:value-type="string" calcext:value-type="string">
            <text:p>KC_F8</text:p>
          </table:table-cell>
          <table:table-cell/>
          <table:table-cell table:formula="of:=&quot;const uint16_t PROGMEM &quot;&amp;[.C27]&amp;&quot;_combo[] = {&quot;&amp;[.D27]&amp;&quot;, COMBO_END};&quot;" office:value-type="string" office:string-value="const uint16_t PROGMEM y_e_combo[] = {KC_Y, KC_E, COMBO_END};" calcext:value-type="string">
            <text:p>const uint16_t PROGMEM y_e_combo[] = {KC_Y, KC_E, COMBO_END};</text:p>
          </table:table-cell>
          <table:table-cell table:formula="of:=&quot;  &quot;&amp;[.B27]&amp;&quot;,&quot;" office:value-type="string" office:string-value="  C_F8," calcext:value-type="string">
            <text:p><text:s text:c="2"/>C_F8,</text:p>
          </table:table-cell>
          <table:table-cell table:formula="of:=&quot;[&quot;&amp;[.B27]&amp;&quot;] = COMBO&quot;&amp;IF(ISBLANK([.E27]);&quot;_ACTION&quot;;&quot;&quot;)&amp;&quot;(&quot;&amp;[.C27]&amp;&quot;_combo&quot;&amp;IF(ISBLANK([.E27]);&quot;&quot;;&quot;, &quot;&amp;[.E27])&amp;&quot;),&quot;" office:value-type="string" office:string-value="[C_F8] = COMBO(y_e_combo, KC_F8)," calcext:value-type="string">
            <text:p>[C_F8] = COMBO(y_e_combo, KC_F8),</text:p>
          </table:table-cell>
          <table:table-cell table:formula="of:=IF(ISBLANK([.E27]);&quot;    case &quot;&amp;[.B27]&amp;&quot;: if (p) { SEND_STRING(&quot;&amp;[.F27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C_F9</text:p>
          </table:table-cell>
          <table:table-cell office:value-type="string" calcext:value-type="string">
            <text:p>excl_i</text:p>
          </table:table-cell>
          <table:table-cell office:value-type="string" calcext:value-type="string">
            <text:p>CC_EMQM, KC_I</text:p>
          </table:table-cell>
          <table:table-cell office:value-type="string" calcext:value-type="string">
            <text:p>KC_F9</text:p>
          </table:table-cell>
          <table:table-cell/>
          <table:table-cell table:formula="of:=&quot;const uint16_t PROGMEM &quot;&amp;[.C28]&amp;&quot;_combo[] = {&quot;&amp;[.D28]&amp;&quot;, COMBO_END};&quot;" office:value-type="string" office:string-value="const uint16_t PROGMEM excl_i_combo[] = {CC_EMQM, KC_I, COMBO_END};" calcext:value-type="string">
            <text:p>const uint16_t PROGMEM excl_i_combo[] = {CC_EMQM, KC_I, COMBO_END};</text:p>
          </table:table-cell>
          <table:table-cell table:formula="of:=&quot;  &quot;&amp;[.B28]&amp;&quot;,&quot;" office:value-type="string" office:string-value="  C_F9," calcext:value-type="string">
            <text:p><text:s text:c="2"/>C_F9,</text:p>
          </table:table-cell>
          <table:table-cell table:formula="of:=&quot;[&quot;&amp;[.B28]&amp;&quot;] = COMBO&quot;&amp;IF(ISBLANK([.E28]);&quot;_ACTION&quot;;&quot;&quot;)&amp;&quot;(&quot;&amp;[.C28]&amp;&quot;_combo&quot;&amp;IF(ISBLANK([.E28]);&quot;&quot;;&quot;, &quot;&amp;[.E28])&amp;&quot;),&quot;" office:value-type="string" office:string-value="[C_F9] = COMBO(excl_i_combo, KC_F9)," calcext:value-type="string">
            <text:p>[C_F9] = COMBO(excl_i_combo, KC_F9),</text:p>
          </table:table-cell>
          <table:table-cell table:formula="of:=IF(ISBLANK([.E28]);&quot;    case &quot;&amp;[.B28]&amp;&quot;: if (p) { SEND_STRING(&quot;&amp;[.F28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C_HOME_1</text:p>
          </table:table-cell>
          <table:table-cell office:value-type="string" calcext:value-type="string">
            <text:p>a_s</text:p>
          </table:table-cell>
          <table:table-cell office:value-type="string" calcext:value-type="string">
            <text:p>KC_A, KC_S</text:p>
          </table:table-cell>
          <table:table-cell office:value-type="string" calcext:value-type="string">
            <text:p>KC_HOME</text:p>
          </table:table-cell>
          <table:table-cell/>
          <table:table-cell table:formula="of:=&quot;const uint16_t PROGMEM &quot;&amp;[.C29]&amp;&quot;_combo[] = {&quot;&amp;[.D29]&amp;&quot;, COMBO_END};&quot;" office:value-type="string" office:string-value="const uint16_t PROGMEM a_s_combo[] = {KC_A, KC_S, COMBO_END};" calcext:value-type="string">
            <text:p>const uint16_t PROGMEM a_s_combo[] = {KC_A, KC_S, COMBO_END};</text:p>
          </table:table-cell>
          <table:table-cell table:formula="of:=&quot;  &quot;&amp;[.B29]&amp;&quot;,&quot;" office:value-type="string" office:string-value="  C_HOME_1," calcext:value-type="string">
            <text:p><text:s text:c="2"/>C_HOME_1,</text:p>
          </table:table-cell>
          <table:table-cell table:formula="of:=&quot;[&quot;&amp;[.B29]&amp;&quot;] = COMBO&quot;&amp;IF(ISBLANK([.E29]);&quot;_ACTION&quot;;&quot;&quot;)&amp;&quot;(&quot;&amp;[.C29]&amp;&quot;_combo&quot;&amp;IF(ISBLANK([.E29]);&quot;&quot;;&quot;, &quot;&amp;[.E29])&amp;&quot;),&quot;" office:value-type="string" office:string-value="[C_HOME_1] = COMBO(a_s_combo, KC_HOME)," calcext:value-type="string">
            <text:p>[C_HOME_1] = COMBO(a_s_combo, KC_HOME),</text:p>
          </table:table-cell>
          <table:table-cell table:formula="of:=IF(ISBLANK([.E29]);&quot;    case &quot;&amp;[.B29]&amp;&quot;: if (p) { SEND_STRING(&quot;&amp;[.F29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C_HOME_2</text:p>
          </table:table-cell>
          <table:table-cell office:value-type="string" calcext:value-type="string">
            <text:p>n_i</text:p>
          </table:table-cell>
          <table:table-cell office:value-type="string" calcext:value-type="string">
            <text:p>KC_N, KC_I</text:p>
          </table:table-cell>
          <table:table-cell office:value-type="string" calcext:value-type="string">
            <text:p>KC_HOME</text:p>
          </table:table-cell>
          <table:table-cell/>
          <table:table-cell table:formula="of:=&quot;const uint16_t PROGMEM &quot;&amp;[.C30]&amp;&quot;_combo[] = {&quot;&amp;[.D30]&amp;&quot;, COMBO_END};&quot;" office:value-type="string" office:string-value="const uint16_t PROGMEM n_i_combo[] = {KC_N, KC_I, COMBO_END};" calcext:value-type="string">
            <text:p>const uint16_t PROGMEM n_i_combo[] = {KC_N, KC_I, COMBO_END};</text:p>
          </table:table-cell>
          <table:table-cell table:formula="of:=&quot;  &quot;&amp;[.B30]&amp;&quot;,&quot;" office:value-type="string" office:string-value="  C_HOME_2," calcext:value-type="string">
            <text:p><text:s text:c="2"/>C_HOME_2,</text:p>
          </table:table-cell>
          <table:table-cell table:formula="of:=&quot;[&quot;&amp;[.B30]&amp;&quot;] = COMBO&quot;&amp;IF(ISBLANK([.E30]);&quot;_ACTION&quot;;&quot;&quot;)&amp;&quot;(&quot;&amp;[.C30]&amp;&quot;_combo&quot;&amp;IF(ISBLANK([.E30]);&quot;&quot;;&quot;, &quot;&amp;[.E30])&amp;&quot;),&quot;" office:value-type="string" office:string-value="[C_HOME_2] = COMBO(n_i_combo, KC_HOME)," calcext:value-type="string">
            <text:p>[C_HOME_2] = COMBO(n_i_combo, KC_HOME),</text:p>
          </table:table-cell>
          <table:table-cell table:formula="of:=IF(ISBLANK([.E30]);&quot;    case &quot;&amp;[.B30]&amp;&quot;: if (p) { SEND_STRING(&quot;&amp;[.F30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C_INS</text:p>
          </table:table-cell>
          <table:table-cell office:value-type="string" calcext:value-type="string">
            <text:p>f_p</text:p>
          </table:table-cell>
          <table:table-cell office:value-type="string" calcext:value-type="string">
            <text:p>KC_F, KC_P</text:p>
          </table:table-cell>
          <table:table-cell office:value-type="string" calcext:value-type="string">
            <text:p>KC_INS</text:p>
          </table:table-cell>
          <table:table-cell/>
          <table:table-cell table:formula="of:=&quot;const uint16_t PROGMEM &quot;&amp;[.C31]&amp;&quot;_combo[] = {&quot;&amp;[.D31]&amp;&quot;, COMBO_END};&quot;" office:value-type="string" office:string-value="const uint16_t PROGMEM f_p_combo[] = {KC_F, KC_P, COMBO_END};" calcext:value-type="string">
            <text:p>const uint16_t PROGMEM f_p_combo[] = {KC_F, KC_P, COMBO_END};</text:p>
          </table:table-cell>
          <table:table-cell table:formula="of:=&quot;  &quot;&amp;[.B31]&amp;&quot;,&quot;" office:value-type="string" office:string-value="  C_INS," calcext:value-type="string">
            <text:p><text:s text:c="2"/>C_INS,</text:p>
          </table:table-cell>
          <table:table-cell table:formula="of:=&quot;[&quot;&amp;[.B31]&amp;&quot;] = COMBO&quot;&amp;IF(ISBLANK([.E31]);&quot;_ACTION&quot;;&quot;&quot;)&amp;&quot;(&quot;&amp;[.C31]&amp;&quot;_combo&quot;&amp;IF(ISBLANK([.E31]);&quot;&quot;;&quot;, &quot;&amp;[.E31])&amp;&quot;),&quot;" office:value-type="string" office:string-value="[C_INS] = COMBO(f_p_combo, KC_INS)," calcext:value-type="string">
            <text:p>[C_INS] = COMBO(f_p_combo, KC_INS),</text:p>
          </table:table-cell>
          <table:table-cell table:formula="of:=IF(ISBLANK([.E31]);&quot;    case &quot;&amp;[.B31]&amp;&quot;: if (p) { SEND_STRING(&quot;&amp;[.F31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C_LEFT_1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KC_R, KC_S</text:p>
          </table:table-cell>
          <table:table-cell office:value-type="string" calcext:value-type="string">
            <text:p>KC_LEFT</text:p>
          </table:table-cell>
          <table:table-cell/>
          <table:table-cell table:formula="of:=&quot;const uint16_t PROGMEM &quot;&amp;[.C32]&amp;&quot;_combo[] = {&quot;&amp;[.D32]&amp;&quot;, COMBO_END};&quot;" office:value-type="string" office:string-value="const uint16_t PROGMEM r_s_combo[] = {KC_R, KC_S, COMBO_END};" calcext:value-type="string">
            <text:p>const uint16_t PROGMEM r_s_combo[] = {KC_R, KC_S, COMBO_END};</text:p>
          </table:table-cell>
          <table:table-cell table:formula="of:=&quot;  &quot;&amp;[.B32]&amp;&quot;,&quot;" office:value-type="string" office:string-value="  C_LEFT_1," calcext:value-type="string">
            <text:p><text:s text:c="2"/>C_LEFT_1,</text:p>
          </table:table-cell>
          <table:table-cell table:formula="of:=&quot;[&quot;&amp;[.B32]&amp;&quot;] = COMBO&quot;&amp;IF(ISBLANK([.E32]);&quot;_ACTION&quot;;&quot;&quot;)&amp;&quot;(&quot;&amp;[.C32]&amp;&quot;_combo&quot;&amp;IF(ISBLANK([.E32]);&quot;&quot;;&quot;, &quot;&amp;[.E32])&amp;&quot;),&quot;" office:value-type="string" office:string-value="[C_LEFT_1] = COMBO(r_s_combo, KC_LEFT)," calcext:value-type="string">
            <text:p>[C_LEFT_1] = COMBO(r_s_combo, KC_LEFT),</text:p>
          </table:table-cell>
          <table:table-cell table:formula="of:=IF(ISBLANK([.E32]);&quot;    case &quot;&amp;[.B32]&amp;&quot;: if (p) { SEND_STRING(&quot;&amp;[.F32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C_LEFT</text:p>
          </table:table-cell>
          <table:table-cell office:value-type="string" calcext:value-type="string">
            <text:p>n_e</text:p>
          </table:table-cell>
          <table:table-cell office:value-type="string" calcext:value-type="string">
            <text:p>KC_N, KC_E</text:p>
          </table:table-cell>
          <table:table-cell office:value-type="string" calcext:value-type="string">
            <text:p>KC_LEFT</text:p>
          </table:table-cell>
          <table:table-cell/>
          <table:table-cell table:formula="of:=&quot;const uint16_t PROGMEM &quot;&amp;[.C33]&amp;&quot;_combo[] = {&quot;&amp;[.D33]&amp;&quot;, COMBO_END};&quot;" office:value-type="string" office:string-value="const uint16_t PROGMEM n_e_combo[] = {KC_N, KC_E, COMBO_END};" calcext:value-type="string">
            <text:p>const uint16_t PROGMEM n_e_combo[] = {KC_N, KC_E, COMBO_END};</text:p>
          </table:table-cell>
          <table:table-cell table:formula="of:=&quot;  &quot;&amp;[.B33]&amp;&quot;,&quot;" office:value-type="string" office:string-value="  C_LEFT," calcext:value-type="string">
            <text:p><text:s text:c="2"/>C_LEFT,</text:p>
          </table:table-cell>
          <table:table-cell table:formula="of:=&quot;[&quot;&amp;[.B33]&amp;&quot;] = COMBO&quot;&amp;IF(ISBLANK([.E33]);&quot;_ACTION&quot;;&quot;&quot;)&amp;&quot;(&quot;&amp;[.C33]&amp;&quot;_combo&quot;&amp;IF(ISBLANK([.E33]);&quot;&quot;;&quot;, &quot;&amp;[.E33])&amp;&quot;),&quot;" office:value-type="string" office:string-value="[C_LEFT] = COMBO(n_e_combo, KC_LEFT)," calcext:value-type="string">
            <text:p>[C_LEFT] = COMBO(n_e_combo, KC_LEFT),</text:p>
          </table:table-cell>
          <table:table-cell table:formula="of:=IF(ISBLANK([.E33]);&quot;    case &quot;&amp;[.B33]&amp;&quot;: if (p) { SEND_STRING(&quot;&amp;[.F33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_MINS</text:p>
          </table:table-cell>
          <table:table-cell office:value-type="string" calcext:value-type="string">
            <text:p>e_m</text:p>
          </table:table-cell>
          <table:table-cell office:value-type="string" calcext:value-type="string">
            <text:p>KC_E, KC_M</text:p>
          </table:table-cell>
          <table:table-cell office:value-type="string" calcext:value-type="string">
            <text:p>KC_MINS</text:p>
          </table:table-cell>
          <table:table-cell/>
          <table:table-cell table:formula="of:=&quot;const uint16_t PROGMEM &quot;&amp;[.C34]&amp;&quot;_combo[] = {&quot;&amp;[.D34]&amp;&quot;, COMBO_END};&quot;" office:value-type="string" office:string-value="const uint16_t PROGMEM e_m_combo[] = {KC_E, KC_M, COMBO_END};" calcext:value-type="string">
            <text:p>const uint16_t PROGMEM e_m_combo[] = {KC_E, KC_M, COMBO_END};</text:p>
          </table:table-cell>
          <table:table-cell table:formula="of:=&quot;  &quot;&amp;[.B34]&amp;&quot;,&quot;" office:value-type="string" office:string-value="  C_MINS," calcext:value-type="string">
            <text:p><text:s text:c="2"/>C_MINS,</text:p>
          </table:table-cell>
          <table:table-cell table:formula="of:=&quot;[&quot;&amp;[.B34]&amp;&quot;] = COMBO&quot;&amp;IF(ISBLANK([.E34]);&quot;_ACTION&quot;;&quot;&quot;)&amp;&quot;(&quot;&amp;[.C34]&amp;&quot;_combo&quot;&amp;IF(ISBLANK([.E34]);&quot;&quot;;&quot;, &quot;&amp;[.E34])&amp;&quot;),&quot;" office:value-type="string" office:string-value="[C_MINS] = COMBO(e_m_combo, KC_MINS)," calcext:value-type="string">
            <text:p>[C_MINS] = COMBO(e_m_combo, KC_MINS),</text:p>
          </table:table-cell>
          <table:table-cell table:formula="of:=IF(ISBLANK([.E34]);&quot;    case &quot;&amp;[.B34]&amp;&quot;: if (p) { SEND_STRING(&quot;&amp;[.F34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y pause</text:p>
          </table:table-cell>
          <table:table-cell office:value-type="string" calcext:value-type="string">
            <text:p>C_MPLY</text:p>
          </table:table-cell>
          <table:table-cell office:value-type="string" calcext:value-type="string">
            <text:p>s_t_d</text:p>
          </table:table-cell>
          <table:table-cell office:value-type="string" calcext:value-type="string">
            <text:p>KC_S, KC_T, KC_D</text:p>
          </table:table-cell>
          <table:table-cell office:value-type="string" calcext:value-type="string">
            <text:p>KC_MPLY</text:p>
          </table:table-cell>
          <table:table-cell/>
          <table:table-cell table:formula="of:=&quot;const uint16_t PROGMEM &quot;&amp;[.C35]&amp;&quot;_combo[] = {&quot;&amp;[.D35]&amp;&quot;, COMBO_END};&quot;" office:value-type="string" office:string-value="const uint16_t PROGMEM s_t_d_combo[] = {KC_S, KC_T, KC_D, COMBO_END};" calcext:value-type="string">
            <text:p>const uint16_t PROGMEM s_t_d_combo[] = {KC_S, KC_T, KC_D, COMBO_END};</text:p>
          </table:table-cell>
          <table:table-cell table:formula="of:=&quot;  &quot;&amp;[.B35]&amp;&quot;,&quot;" office:value-type="string" office:string-value="  C_MPLY," calcext:value-type="string">
            <text:p><text:s text:c="2"/>C_MPLY,</text:p>
          </table:table-cell>
          <table:table-cell table:formula="of:=&quot;[&quot;&amp;[.B35]&amp;&quot;] = COMBO&quot;&amp;IF(ISBLANK([.E35]);&quot;_ACTION&quot;;&quot;&quot;)&amp;&quot;(&quot;&amp;[.C35]&amp;&quot;_combo&quot;&amp;IF(ISBLANK([.E35]);&quot;&quot;;&quot;, &quot;&amp;[.E35])&amp;&quot;),&quot;" office:value-type="string" office:string-value="[C_MPLY] = COMBO(s_t_d_combo, KC_MPLY)," calcext:value-type="string">
            <text:p>[C_MPLY] = COMBO(s_t_d_combo, KC_MPLY),</text:p>
          </table:table-cell>
          <table:table-cell table:formula="of:=IF(ISBLANK([.E35]);&quot;    case &quot;&amp;[.B35]&amp;&quot;: if (p) { SEND_STRING(&quot;&amp;[.F35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ge down</text:p>
          </table:table-cell>
          <table:table-cell office:value-type="string" calcext:value-type="string">
            <text:p>C_PGDN_1</text:p>
          </table:table-cell>
          <table:table-cell office:value-type="string" calcext:value-type="string">
            <text:p>x_c_v</text:p>
          </table:table-cell>
          <table:table-cell office:value-type="string" calcext:value-type="string">
            <text:p>KC_X, KC_C, KC_V</text:p>
          </table:table-cell>
          <table:table-cell office:value-type="string" calcext:value-type="string">
            <text:p>KC_PGDN</text:p>
          </table:table-cell>
          <table:table-cell/>
          <table:table-cell table:formula="of:=&quot;const uint16_t PROGMEM &quot;&amp;[.C36]&amp;&quot;_combo[] = {&quot;&amp;[.D36]&amp;&quot;, COMBO_END};&quot;" office:value-type="string" office:string-value="const uint16_t PROGMEM x_c_v_combo[] = {KC_X, KC_C, KC_V, COMBO_END};" calcext:value-type="string">
            <text:p>const uint16_t PROGMEM x_c_v_combo[] = {KC_X, KC_C, KC_V, COMBO_END};</text:p>
          </table:table-cell>
          <table:table-cell table:formula="of:=&quot;  &quot;&amp;[.B36]&amp;&quot;,&quot;" office:value-type="string" office:string-value="  C_PGDN_1," calcext:value-type="string">
            <text:p><text:s text:c="2"/>C_PGDN_1,</text:p>
          </table:table-cell>
          <table:table-cell table:formula="of:=&quot;[&quot;&amp;[.B36]&amp;&quot;] = COMBO&quot;&amp;IF(ISBLANK([.E36]);&quot;_ACTION&quot;;&quot;&quot;)&amp;&quot;(&quot;&amp;[.C36]&amp;&quot;_combo&quot;&amp;IF(ISBLANK([.E36]);&quot;&quot;;&quot;, &quot;&amp;[.E36])&amp;&quot;),&quot;" office:value-type="string" office:string-value="[C_PGDN_1] = COMBO(x_c_v_combo, KC_PGDN)," calcext:value-type="string">
            <text:p>[C_PGDN_1] = COMBO(x_c_v_combo, KC_PGDN),</text:p>
          </table:table-cell>
          <table:table-cell table:formula="of:=IF(ISBLANK([.E36]);&quot;    case &quot;&amp;[.B36]&amp;&quot;: if (p) { SEND_STRING(&quot;&amp;[.F36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ge down</text:p>
          </table:table-cell>
          <table:table-cell office:value-type="string" calcext:value-type="string">
            <text:p>C_PGDN_2</text:p>
          </table:table-cell>
          <table:table-cell office:value-type="string" calcext:value-type="string">
            <text:p>m_coma_dot</text:p>
          </table:table-cell>
          <table:table-cell office:value-type="string" calcext:value-type="string">
            <text:p>KC_M, CC_COSC, CC_PDCL</text:p>
          </table:table-cell>
          <table:table-cell office:value-type="string" calcext:value-type="string">
            <text:p>KC_PGDN</text:p>
          </table:table-cell>
          <table:table-cell/>
          <table:table-cell table:formula="of:=&quot;const uint16_t PROGMEM &quot;&amp;[.C37]&amp;&quot;_combo[] = {&quot;&amp;[.D37]&amp;&quot;, COMBO_END};&quot;" office:value-type="string" office:string-value="const uint16_t PROGMEM m_coma_dot_combo[] = {KC_M, CC_COSC, CC_PDCL, COMBO_END};" calcext:value-type="string">
            <text:p>const uint16_t PROGMEM m_coma_dot_combo[] = {KC_M, CC_COSC, CC_PDCL, COMBO_END};</text:p>
          </table:table-cell>
          <table:table-cell table:formula="of:=&quot;  &quot;&amp;[.B37]&amp;&quot;,&quot;" office:value-type="string" office:string-value="  C_PGDN_2," calcext:value-type="string">
            <text:p><text:s text:c="2"/>C_PGDN_2,</text:p>
          </table:table-cell>
          <table:table-cell table:formula="of:=&quot;[&quot;&amp;[.B37]&amp;&quot;] = COMBO&quot;&amp;IF(ISBLANK([.E37]);&quot;_ACTION&quot;;&quot;&quot;)&amp;&quot;(&quot;&amp;[.C37]&amp;&quot;_combo&quot;&amp;IF(ISBLANK([.E37]);&quot;&quot;;&quot;, &quot;&amp;[.E37])&amp;&quot;),&quot;" office:value-type="string" office:string-value="[C_PGDN_2] = COMBO(m_coma_dot_combo, KC_PGDN)," calcext:value-type="string">
            <text:p>[C_PGDN_2] = COMBO(m_coma_dot_combo, KC_PGDN),</text:p>
          </table:table-cell>
          <table:table-cell table:formula="of:=IF(ISBLANK([.E37]);&quot;    case &quot;&amp;[.B37]&amp;&quot;: if (p) { SEND_STRING(&quot;&amp;[.F37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ge up</text:p>
          </table:table-cell>
          <table:table-cell office:value-type="string" calcext:value-type="string">
            <text:p>C_PGUP_1</text:p>
          </table:table-cell>
          <table:table-cell office:value-type="string" calcext:value-type="string">
            <text:p>w_f_p</text:p>
          </table:table-cell>
          <table:table-cell office:value-type="string" calcext:value-type="string">
            <text:p>KC_W, KC_F, KC_P</text:p>
          </table:table-cell>
          <table:table-cell office:value-type="string" calcext:value-type="string">
            <text:p>KC_PGUP</text:p>
          </table:table-cell>
          <table:table-cell/>
          <table:table-cell table:formula="of:=&quot;const uint16_t PROGMEM &quot;&amp;[.C38]&amp;&quot;_combo[] = {&quot;&amp;[.D38]&amp;&quot;, COMBO_END};&quot;" office:value-type="string" office:string-value="const uint16_t PROGMEM w_f_p_combo[] = {KC_W, KC_F, KC_P, COMBO_END};" calcext:value-type="string">
            <text:p>const uint16_t PROGMEM w_f_p_combo[] = {KC_W, KC_F, KC_P, COMBO_END};</text:p>
          </table:table-cell>
          <table:table-cell table:formula="of:=&quot;  &quot;&amp;[.B38]&amp;&quot;,&quot;" office:value-type="string" office:string-value="  C_PGUP_1," calcext:value-type="string">
            <text:p><text:s text:c="2"/>C_PGUP_1,</text:p>
          </table:table-cell>
          <table:table-cell table:formula="of:=&quot;[&quot;&amp;[.B38]&amp;&quot;] = COMBO&quot;&amp;IF(ISBLANK([.E38]);&quot;_ACTION&quot;;&quot;&quot;)&amp;&quot;(&quot;&amp;[.C38]&amp;&quot;_combo&quot;&amp;IF(ISBLANK([.E38]);&quot;&quot;;&quot;, &quot;&amp;[.E38])&amp;&quot;),&quot;" office:value-type="string" office:string-value="[C_PGUP_1] = COMBO(w_f_p_combo, KC_PGUP)," calcext:value-type="string">
            <text:p>[C_PGUP_1] = COMBO(w_f_p_combo, KC_PGUP),</text:p>
          </table:table-cell>
          <table:table-cell table:formula="of:=IF(ISBLANK([.E38]);&quot;    case &quot;&amp;[.B38]&amp;&quot;: if (p) { SEND_STRING(&quot;&amp;[.F38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ge up</text:p>
          </table:table-cell>
          <table:table-cell office:value-type="string" calcext:value-type="string">
            <text:p>C_PGUP_2</text:p>
          </table:table-cell>
          <table:table-cell office:value-type="string" calcext:value-type="string">
            <text:p>l_u_y</text:p>
          </table:table-cell>
          <table:table-cell office:value-type="string" calcext:value-type="string">
            <text:p>KC_L, KC_U, KC_Y</text:p>
          </table:table-cell>
          <table:table-cell office:value-type="string" calcext:value-type="string">
            <text:p>KC_PGUP</text:p>
          </table:table-cell>
          <table:table-cell/>
          <table:table-cell table:formula="of:=&quot;const uint16_t PROGMEM &quot;&amp;[.C39]&amp;&quot;_combo[] = {&quot;&amp;[.D39]&amp;&quot;, COMBO_END};&quot;" office:value-type="string" office:string-value="const uint16_t PROGMEM l_u_y_combo[] = {KC_L, KC_U, KC_Y, COMBO_END};" calcext:value-type="string">
            <text:p>const uint16_t PROGMEM l_u_y_combo[] = {KC_L, KC_U, KC_Y, COMBO_END};</text:p>
          </table:table-cell>
          <table:table-cell table:formula="of:=&quot;  &quot;&amp;[.B39]&amp;&quot;,&quot;" office:value-type="string" office:string-value="  C_PGUP_2," calcext:value-type="string">
            <text:p><text:s text:c="2"/>C_PGUP_2,</text:p>
          </table:table-cell>
          <table:table-cell table:formula="of:=&quot;[&quot;&amp;[.B39]&amp;&quot;] = COMBO&quot;&amp;IF(ISBLANK([.E39]);&quot;_ACTION&quot;;&quot;&quot;)&amp;&quot;(&quot;&amp;[.C39]&amp;&quot;_combo&quot;&amp;IF(ISBLANK([.E39]);&quot;&quot;;&quot;, &quot;&amp;[.E39])&amp;&quot;),&quot;" office:value-type="string" office:string-value="[C_PGUP_2] = COMBO(l_u_y_combo, KC_PGUP)," calcext:value-type="string">
            <text:p>[C_PGUP_2] = COMBO(l_u_y_combo, KC_PGUP),</text:p>
          </table:table-cell>
          <table:table-cell table:formula="of:=IF(ISBLANK([.E39]);&quot;    case &quot;&amp;[.B39]&amp;&quot;: if (p) { SEND_STRING(&quot;&amp;[.F39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C_RGHT_1</text:p>
          </table:table-cell>
          <table:table-cell office:value-type="string" calcext:value-type="string">
            <text:p>s_t</text:p>
          </table:table-cell>
          <table:table-cell office:value-type="string" calcext:value-type="string">
            <text:p>KC_S, KC_T</text:p>
          </table:table-cell>
          <table:table-cell office:value-type="string" calcext:value-type="string">
            <text:p>KC_RGHT</text:p>
          </table:table-cell>
          <table:table-cell/>
          <table:table-cell table:formula="of:=&quot;const uint16_t PROGMEM &quot;&amp;[.C40]&amp;&quot;_combo[] = {&quot;&amp;[.D40]&amp;&quot;, COMBO_END};&quot;" office:value-type="string" office:string-value="const uint16_t PROGMEM s_t_combo[] = {KC_S, KC_T, COMBO_END};" calcext:value-type="string">
            <text:p>const uint16_t PROGMEM s_t_combo[] = {KC_S, KC_T, COMBO_END};</text:p>
          </table:table-cell>
          <table:table-cell table:formula="of:=&quot;  &quot;&amp;[.B40]&amp;&quot;,&quot;" office:value-type="string" office:string-value="  C_RGHT_1," calcext:value-type="string">
            <text:p><text:s text:c="2"/>C_RGHT_1,</text:p>
          </table:table-cell>
          <table:table-cell table:formula="of:=&quot;[&quot;&amp;[.B40]&amp;&quot;] = COMBO&quot;&amp;IF(ISBLANK([.E40]);&quot;_ACTION&quot;;&quot;&quot;)&amp;&quot;(&quot;&amp;[.C40]&amp;&quot;_combo&quot;&amp;IF(ISBLANK([.E40]);&quot;&quot;;&quot;, &quot;&amp;[.E40])&amp;&quot;),&quot;" office:value-type="string" office:string-value="[C_RGHT_1] = COMBO(s_t_combo, KC_RGHT)," calcext:value-type="string">
            <text:p>[C_RGHT_1] = COMBO(s_t_combo, KC_RGHT),</text:p>
          </table:table-cell>
          <table:table-cell table:formula="of:=IF(ISBLANK([.E40]);&quot;    case &quot;&amp;[.B40]&amp;&quot;: if (p) { SEND_STRING(&quot;&amp;[.F40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C_RGHT_2</text:p>
          </table:table-cell>
          <table:table-cell office:value-type="string" calcext:value-type="string">
            <text:p>e_i</text:p>
          </table:table-cell>
          <table:table-cell office:value-type="string" calcext:value-type="string">
            <text:p>KC_E, KC_I</text:p>
          </table:table-cell>
          <table:table-cell office:value-type="string" calcext:value-type="string">
            <text:p>KC_RGHT</text:p>
          </table:table-cell>
          <table:table-cell/>
          <table:table-cell table:formula="of:=&quot;const uint16_t PROGMEM &quot;&amp;[.C41]&amp;&quot;_combo[] = {&quot;&amp;[.D41]&amp;&quot;, COMBO_END};&quot;" office:value-type="string" office:string-value="const uint16_t PROGMEM e_i_combo[] = {KC_E, KC_I, COMBO_END};" calcext:value-type="string">
            <text:p>const uint16_t PROGMEM e_i_combo[] = {KC_E, KC_I, COMBO_END};</text:p>
          </table:table-cell>
          <table:table-cell table:formula="of:=&quot;  &quot;&amp;[.B41]&amp;&quot;,&quot;" office:value-type="string" office:string-value="  C_RGHT_2," calcext:value-type="string">
            <text:p><text:s text:c="2"/>C_RGHT_2,</text:p>
          </table:table-cell>
          <table:table-cell table:formula="of:=&quot;[&quot;&amp;[.B41]&amp;&quot;] = COMBO&quot;&amp;IF(ISBLANK([.E41]);&quot;_ACTION&quot;;&quot;&quot;)&amp;&quot;(&quot;&amp;[.C41]&amp;&quot;_combo&quot;&amp;IF(ISBLANK([.E41]);&quot;&quot;;&quot;, &quot;&amp;[.E41])&amp;&quot;),&quot;" office:value-type="string" office:string-value="[C_RGHT_2] = COMBO(e_i_combo, KC_RGHT)," calcext:value-type="string">
            <text:p>[C_RGHT_2] = COMBO(e_i_combo, KC_RGHT),</text:p>
          </table:table-cell>
          <table:table-cell table:formula="of:=IF(ISBLANK([.E41]);&quot;    case &quot;&amp;[.B41]&amp;&quot;: if (p) { SEND_STRING(&quot;&amp;[.F41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C_SLASH</text:p>
          </table:table-cell>
          <table:table-cell office:value-type="string" calcext:value-type="string">
            <text:p>i_coma</text:p>
          </table:table-cell>
          <table:table-cell office:value-type="string" calcext:value-type="string">
            <text:p>KC_I, CC_COSC</text:p>
          </table:table-cell>
          <table:table-cell office:value-type="string" calcext:value-type="string">
            <text:p>KC_SLASH</text:p>
          </table:table-cell>
          <table:table-cell/>
          <table:table-cell table:formula="of:=&quot;const uint16_t PROGMEM &quot;&amp;[.C42]&amp;&quot;_combo[] = {&quot;&amp;[.D42]&amp;&quot;, COMBO_END};&quot;" office:value-type="string" office:string-value="const uint16_t PROGMEM i_coma_combo[] = {KC_I, CC_COSC, COMBO_END};" calcext:value-type="string">
            <text:p>const uint16_t PROGMEM i_coma_combo[] = {KC_I, CC_COSC, COMBO_END};</text:p>
          </table:table-cell>
          <table:table-cell table:formula="of:=&quot;  &quot;&amp;[.B42]&amp;&quot;,&quot;" office:value-type="string" office:string-value="  C_SLASH," calcext:value-type="string">
            <text:p><text:s text:c="2"/>C_SLASH,</text:p>
          </table:table-cell>
          <table:table-cell table:formula="of:=&quot;[&quot;&amp;[.B42]&amp;&quot;] = COMBO&quot;&amp;IF(ISBLANK([.E42]);&quot;_ACTION&quot;;&quot;&quot;)&amp;&quot;(&quot;&amp;[.C42]&amp;&quot;_combo&quot;&amp;IF(ISBLANK([.E42]);&quot;&quot;;&quot;, &quot;&amp;[.E42])&amp;&quot;),&quot;" office:value-type="string" office:string-value="[C_SLASH] = COMBO(i_coma_combo, KC_SLASH)," calcext:value-type="string">
            <text:p>[C_SLASH] = COMBO(i_coma_combo, KC_SLASH),</text:p>
          </table:table-cell>
          <table:table-cell table:formula="of:=IF(ISBLANK([.E42]);&quot;    case &quot;&amp;[.B42]&amp;&quot;: if (p) { SEND_STRING(&quot;&amp;[.F42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C_TAB_1</text:p>
          </table:table-cell>
          <table:table-cell office:value-type="string" calcext:value-type="string">
            <text:p>d_b</text:p>
          </table:table-cell>
          <table:table-cell office:value-type="string" calcext:value-type="string">
            <text:p>KC_D, KC_B</text:p>
          </table:table-cell>
          <table:table-cell office:value-type="string" calcext:value-type="string">
            <text:p>KC_TAB</text:p>
          </table:table-cell>
          <table:table-cell/>
          <table:table-cell table:formula="of:=&quot;const uint16_t PROGMEM &quot;&amp;[.C43]&amp;&quot;_combo[] = {&quot;&amp;[.D43]&amp;&quot;, COMBO_END};&quot;" office:value-type="string" office:string-value="const uint16_t PROGMEM d_b_combo[] = {KC_D, KC_B, COMBO_END};" calcext:value-type="string">
            <text:p>const uint16_t PROGMEM d_b_combo[] = {KC_D, KC_B, COMBO_END};</text:p>
          </table:table-cell>
          <table:table-cell table:formula="of:=&quot;  &quot;&amp;[.B43]&amp;&quot;,&quot;" office:value-type="string" office:string-value="  C_TAB_1," calcext:value-type="string">
            <text:p><text:s text:c="2"/>C_TAB_1,</text:p>
          </table:table-cell>
          <table:table-cell table:formula="of:=&quot;[&quot;&amp;[.B43]&amp;&quot;] = COMBO&quot;&amp;IF(ISBLANK([.E43]);&quot;_ACTION&quot;;&quot;&quot;)&amp;&quot;(&quot;&amp;[.C43]&amp;&quot;_combo&quot;&amp;IF(ISBLANK([.E43]);&quot;&quot;;&quot;, &quot;&amp;[.E43])&amp;&quot;),&quot;" office:value-type="string" office:string-value="[C_TAB_1] = COMBO(d_b_combo, KC_TAB)," calcext:value-type="string">
            <text:p>[C_TAB_1] = COMBO(d_b_combo, KC_TAB),</text:p>
          </table:table-cell>
          <table:table-cell table:formula="of:=IF(ISBLANK([.E43]);&quot;    case &quot;&amp;[.B43]&amp;&quot;: if (p) { SEND_STRING(&quot;&amp;[.F43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C_TAB_2</text:p>
          </table:table-cell>
          <table:table-cell office:value-type="string" calcext:value-type="string">
            <text:p>n_m</text:p>
          </table:table-cell>
          <table:table-cell office:value-type="string" calcext:value-type="string">
            <text:p>KC_N, KC_M</text:p>
          </table:table-cell>
          <table:table-cell office:value-type="string" calcext:value-type="string">
            <text:p>KC_TAB</text:p>
          </table:table-cell>
          <table:table-cell/>
          <table:table-cell table:formula="of:=&quot;const uint16_t PROGMEM &quot;&amp;[.C44]&amp;&quot;_combo[] = {&quot;&amp;[.D44]&amp;&quot;, COMBO_END};&quot;" office:value-type="string" office:string-value="const uint16_t PROGMEM n_m_combo[] = {KC_N, KC_M, COMBO_END};" calcext:value-type="string">
            <text:p>const uint16_t PROGMEM n_m_combo[] = {KC_N, KC_M, COMBO_END};</text:p>
          </table:table-cell>
          <table:table-cell table:formula="of:=&quot;  &quot;&amp;[.B44]&amp;&quot;,&quot;" office:value-type="string" office:string-value="  C_TAB_2," calcext:value-type="string">
            <text:p><text:s text:c="2"/>C_TAB_2,</text:p>
          </table:table-cell>
          <table:table-cell table:formula="of:=&quot;[&quot;&amp;[.B44]&amp;&quot;] = COMBO&quot;&amp;IF(ISBLANK([.E44]);&quot;_ACTION&quot;;&quot;&quot;)&amp;&quot;(&quot;&amp;[.C44]&amp;&quot;_combo&quot;&amp;IF(ISBLANK([.E44]);&quot;&quot;;&quot;, &quot;&amp;[.E44])&amp;&quot;),&quot;" office:value-type="string" office:string-value="[C_TAB_2] = COMBO(n_m_combo, KC_TAB)," calcext:value-type="string">
            <text:p>[C_TAB_2] = COMBO(n_m_combo, KC_TAB),</text:p>
          </table:table-cell>
          <table:table-cell table:formula="of:=IF(ISBLANK([.E44]);&quot;    case &quot;&amp;[.B44]&amp;&quot;: if (p) { SEND_STRING(&quot;&amp;[.F44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C_UP_1</text:p>
          </table:table-cell>
          <table:table-cell office:value-type="string" calcext:value-type="string">
            <text:p>r_f_t</text:p>
          </table:table-cell>
          <table:table-cell office:value-type="string" calcext:value-type="string">
            <text:p>KC_R, KC_F, KC_T</text:p>
          </table:table-cell>
          <table:table-cell office:value-type="string" calcext:value-type="string">
            <text:p>KC_UP</text:p>
          </table:table-cell>
          <table:table-cell/>
          <table:table-cell table:formula="of:=&quot;const uint16_t PROGMEM &quot;&amp;[.C45]&amp;&quot;_combo[] = {&quot;&amp;[.D45]&amp;&quot;, COMBO_END};&quot;" office:value-type="string" office:string-value="const uint16_t PROGMEM r_f_t_combo[] = {KC_R, KC_F, KC_T, COMBO_END};" calcext:value-type="string">
            <text:p>const uint16_t PROGMEM r_f_t_combo[] = {KC_R, KC_F, KC_T, COMBO_END};</text:p>
          </table:table-cell>
          <table:table-cell table:formula="of:=&quot;  &quot;&amp;[.B45]&amp;&quot;,&quot;" office:value-type="string" office:string-value="  C_UP_1," calcext:value-type="string">
            <text:p><text:s text:c="2"/>C_UP_1,</text:p>
          </table:table-cell>
          <table:table-cell table:formula="of:=&quot;[&quot;&amp;[.B45]&amp;&quot;] = COMBO&quot;&amp;IF(ISBLANK([.E45]);&quot;_ACTION&quot;;&quot;&quot;)&amp;&quot;(&quot;&amp;[.C45]&amp;&quot;_combo&quot;&amp;IF(ISBLANK([.E45]);&quot;&quot;;&quot;, &quot;&amp;[.E45])&amp;&quot;),&quot;" office:value-type="string" office:string-value="[C_UP_1] = COMBO(r_f_t_combo, KC_UP)," calcext:value-type="string">
            <text:p>[C_UP_1] = COMBO(r_f_t_combo, KC_UP),</text:p>
          </table:table-cell>
          <table:table-cell table:formula="of:=IF(ISBLANK([.E45]);&quot;    case &quot;&amp;[.B45]&amp;&quot;: if (p) { SEND_STRING(&quot;&amp;[.F45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C_UP_2</text:p>
          </table:table-cell>
          <table:table-cell office:value-type="string" calcext:value-type="string">
            <text:p>n_u_i</text:p>
          </table:table-cell>
          <table:table-cell office:value-type="string" calcext:value-type="string">
            <text:p>KC_N, KC_U, KC_I</text:p>
          </table:table-cell>
          <table:table-cell office:value-type="string" calcext:value-type="string">
            <text:p>KC_UP</text:p>
          </table:table-cell>
          <table:table-cell/>
          <table:table-cell table:formula="of:=&quot;const uint16_t PROGMEM &quot;&amp;[.C46]&amp;&quot;_combo[] = {&quot;&amp;[.D46]&amp;&quot;, COMBO_END};&quot;" office:value-type="string" office:string-value="const uint16_t PROGMEM n_u_i_combo[] = {KC_N, KC_U, KC_I, COMBO_END};" calcext:value-type="string">
            <text:p>const uint16_t PROGMEM n_u_i_combo[] = {KC_N, KC_U, KC_I, COMBO_END};</text:p>
          </table:table-cell>
          <table:table-cell table:formula="of:=&quot;  &quot;&amp;[.B46]&amp;&quot;,&quot;" office:value-type="string" office:string-value="  C_UP_2," calcext:value-type="string">
            <text:p><text:s text:c="2"/>C_UP_2,</text:p>
          </table:table-cell>
          <table:table-cell table:formula="of:=&quot;[&quot;&amp;[.B46]&amp;&quot;] = COMBO&quot;&amp;IF(ISBLANK([.E46]);&quot;_ACTION&quot;;&quot;&quot;)&amp;&quot;(&quot;&amp;[.C46]&amp;&quot;_combo&quot;&amp;IF(ISBLANK([.E46]);&quot;&quot;;&quot;, &quot;&amp;[.E46])&amp;&quot;),&quot;" office:value-type="string" office:string-value="[C_UP_2] = COMBO(n_u_i_combo, KC_UP)," calcext:value-type="string">
            <text:p>[C_UP_2] = COMBO(n_u_i_combo, KC_UP),</text:p>
          </table:table-cell>
          <table:table-cell table:formula="of:=IF(ISBLANK([.E46]);&quot;    case &quot;&amp;[.B46]&amp;&quot;: if (p) { SEND_STRING(&quot;&amp;[.F46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 down</text:p>
          </table:table-cell>
          <table:table-cell office:value-type="string" calcext:value-type="string">
            <text:p>C_VOL_DOWN</text:p>
          </table:table-cell>
          <table:table-cell office:value-type="string" calcext:value-type="string">
            <text:p>v_b</text:p>
          </table:table-cell>
          <table:table-cell office:value-type="string" calcext:value-type="string">
            <text:p>KC_V, KC_B</text:p>
          </table:table-cell>
          <table:table-cell office:value-type="string" calcext:value-type="string">
            <text:p>KC_VOLD</text:p>
          </table:table-cell>
          <table:table-cell/>
          <table:table-cell table:formula="of:=&quot;const uint16_t PROGMEM &quot;&amp;[.C47]&amp;&quot;_combo[] = {&quot;&amp;[.D47]&amp;&quot;, COMBO_END};&quot;" office:value-type="string" office:string-value="const uint16_t PROGMEM v_b_combo[] = {KC_V, KC_B, COMBO_END};" calcext:value-type="string">
            <text:p>const uint16_t PROGMEM v_b_combo[] = {KC_V, KC_B, COMBO_END};</text:p>
          </table:table-cell>
          <table:table-cell table:formula="of:=&quot;  &quot;&amp;[.B47]&amp;&quot;,&quot;" office:value-type="string" office:string-value="  C_VOL_DOWN," calcext:value-type="string">
            <text:p><text:s text:c="2"/>C_VOL_DOWN,</text:p>
          </table:table-cell>
          <table:table-cell table:formula="of:=&quot;[&quot;&amp;[.B47]&amp;&quot;] = COMBO&quot;&amp;IF(ISBLANK([.E47]);&quot;_ACTION&quot;;&quot;&quot;)&amp;&quot;(&quot;&amp;[.C47]&amp;&quot;_combo&quot;&amp;IF(ISBLANK([.E47]);&quot;&quot;;&quot;, &quot;&amp;[.E47])&amp;&quot;),&quot;" office:value-type="string" office:string-value="[C_VOL_DOWN] = COMBO(v_b_combo, KC_VOLD)," calcext:value-type="string">
            <text:p>[C_VOL_DOWN] = COMBO(v_b_combo, KC_VOLD),</text:p>
          </table:table-cell>
          <table:table-cell table:formula="of:=IF(ISBLANK([.E47]);&quot;    case &quot;&amp;[.B47]&amp;&quot;: if (p) { SEND_STRING(&quot;&amp;[.F47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 up</text:p>
          </table:table-cell>
          <table:table-cell office:value-type="string" calcext:value-type="string">
            <text:p>C_VOL_UP</text:p>
          </table:table-cell>
          <table:table-cell office:value-type="string" calcext:value-type="string">
            <text:p>p_g</text:p>
          </table:table-cell>
          <table:table-cell office:value-type="string" calcext:value-type="string">
            <text:p>KC_P, KC_G</text:p>
          </table:table-cell>
          <table:table-cell office:value-type="string" calcext:value-type="string">
            <text:p>KC_VOLU</text:p>
          </table:table-cell>
          <table:table-cell/>
          <table:table-cell table:formula="of:=&quot;const uint16_t PROGMEM &quot;&amp;[.C48]&amp;&quot;_combo[] = {&quot;&amp;[.D48]&amp;&quot;, COMBO_END};&quot;" office:value-type="string" office:string-value="const uint16_t PROGMEM p_g_combo[] = {KC_P, KC_G, COMBO_END};" calcext:value-type="string">
            <text:p>const uint16_t PROGMEM p_g_combo[] = {KC_P, KC_G, COMBO_END};</text:p>
          </table:table-cell>
          <table:table-cell table:formula="of:=&quot;  &quot;&amp;[.B48]&amp;&quot;,&quot;" office:value-type="string" office:string-value="  C_VOL_UP," calcext:value-type="string">
            <text:p><text:s text:c="2"/>C_VOL_UP,</text:p>
          </table:table-cell>
          <table:table-cell table:formula="of:=&quot;[&quot;&amp;[.B48]&amp;&quot;] = COMBO&quot;&amp;IF(ISBLANK([.E48]);&quot;_ACTION&quot;;&quot;&quot;)&amp;&quot;(&quot;&amp;[.C48]&amp;&quot;_combo&quot;&amp;IF(ISBLANK([.E48]);&quot;&quot;;&quot;, &quot;&amp;[.E48])&amp;&quot;),&quot;" office:value-type="string" office:string-value="[C_VOL_UP] = COMBO(p_g_combo, KC_VOLU)," calcext:value-type="string">
            <text:p>[C_VOL_UP] = COMBO(p_g_combo, KC_VOLU),</text:p>
          </table:table-cell>
          <table:table-cell table:formula="of:=IF(ISBLANK([.E48]);&quot;    case &quot;&amp;[.B48]&amp;&quot;: if (p) { SEND_STRING(&quot;&amp;[.F48]&amp;&quot;); }  break;&quot;;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 tab</text:p>
          </table:table-cell>
          <table:table-cell office:value-type="string" calcext:value-type="string">
            <text:p>CM_BTAB_1</text:p>
          </table:table-cell>
          <table:table-cell office:value-type="string" calcext:value-type="string">
            <text:p>t_v</text:p>
          </table:table-cell>
          <table:table-cell office:value-type="string" calcext:value-type="string">
            <text:p>KC_T, KC_V</text:p>
          </table:table-cell>
          <table:table-cell/>
          <table:table-cell office:value-type="string" calcext:value-type="string">
            <text:p>SS_DOWN(X_LSFT)SS_TAP(X_TAB)SS_UP(X_LSFT)</text:p>
          </table:table-cell>
          <table:table-cell table:formula="of:=&quot;const uint16_t PROGMEM &quot;&amp;[.C49]&amp;&quot;_combo[] = {&quot;&amp;[.D49]&amp;&quot;, COMBO_END};&quot;" office:value-type="string" office:string-value="const uint16_t PROGMEM t_v_combo[] = {KC_T, KC_V, COMBO_END};" calcext:value-type="string">
            <text:p>const uint16_t PROGMEM t_v_combo[] = {KC_T, KC_V, COMBO_END};</text:p>
          </table:table-cell>
          <table:table-cell table:formula="of:=&quot;  &quot;&amp;[.B49]&amp;&quot;,&quot;" office:value-type="string" office:string-value="  CM_BTAB_1," calcext:value-type="string">
            <text:p><text:s text:c="2"/>CM_BTAB_1,</text:p>
          </table:table-cell>
          <table:table-cell table:formula="of:=&quot;[&quot;&amp;[.B49]&amp;&quot;] = COMBO&quot;&amp;IF(ISBLANK([.E49]);&quot;_ACTION&quot;;&quot;&quot;)&amp;&quot;(&quot;&amp;[.C49]&amp;&quot;_combo&quot;&amp;IF(ISBLANK([.E49]);&quot;&quot;;&quot;, &quot;&amp;[.E49])&amp;&quot;),&quot;" office:value-type="string" office:string-value="[CM_BTAB_1] = COMBO_ACTION(t_v_combo)," calcext:value-type="string">
            <text:p>[CM_BTAB_1] = COMBO_ACTION(t_v_combo),</text:p>
          </table:table-cell>
          <table:table-cell table:formula="of:=IF(ISBLANK([.E49]);&quot;    case &quot;&amp;[.B49]&amp;&quot;: if (p) { SEND_STRING(&quot;&amp;[.F49]&amp;&quot;); }  break;&quot;;&quot;&quot;)" office:value-type="string" office:string-value="    case CM_BTAB_1: if (p) { SEND_STRING(SS_DOWN(X_LSFT)SS_TAP(X_TAB)SS_UP(X_LSFT)); }  break;" calcext:value-type="string">
            <text:p><text:s text:c="4"/>case CM_BTAB_1: if (p) { SEND_STRING(SS_DOWN(X_LSFT)SS_TAP(X_TAB)SS_UP(X_LSFT)); } <text:s/>break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 tab</text:p>
          </table:table-cell>
          <table:table-cell office:value-type="string" calcext:value-type="string">
            <text:p>CM_BTAB_2</text:p>
          </table:table-cell>
          <table:table-cell office:value-type="string" calcext:value-type="string">
            <text:p>h_k</text:p>
          </table:table-cell>
          <table:table-cell office:value-type="string" calcext:value-type="string">
            <text:p>KC_H, KC_K</text:p>
          </table:table-cell>
          <table:table-cell/>
          <table:table-cell office:value-type="string" calcext:value-type="string">
            <text:p>SS_DOWN(X_LSFT)SS_TAP(X_TAB)SS_UP(X_LSFT)</text:p>
          </table:table-cell>
          <table:table-cell table:formula="of:=&quot;const uint16_t PROGMEM &quot;&amp;[.C50]&amp;&quot;_combo[] = {&quot;&amp;[.D50]&amp;&quot;, COMBO_END};&quot;" office:value-type="string" office:string-value="const uint16_t PROGMEM h_k_combo[] = {KC_H, KC_K, COMBO_END};" calcext:value-type="string">
            <text:p>const uint16_t PROGMEM h_k_combo[] = {KC_H, KC_K, COMBO_END};</text:p>
          </table:table-cell>
          <table:table-cell table:formula="of:=&quot;  &quot;&amp;[.B50]&amp;&quot;,&quot;" office:value-type="string" office:string-value="  CM_BTAB_2," calcext:value-type="string">
            <text:p><text:s text:c="2"/>CM_BTAB_2,</text:p>
          </table:table-cell>
          <table:table-cell table:formula="of:=&quot;[&quot;&amp;[.B50]&amp;&quot;] = COMBO&quot;&amp;IF(ISBLANK([.E50]);&quot;_ACTION&quot;;&quot;&quot;)&amp;&quot;(&quot;&amp;[.C50]&amp;&quot;_combo&quot;&amp;IF(ISBLANK([.E50]);&quot;&quot;;&quot;, &quot;&amp;[.E50])&amp;&quot;),&quot;" office:value-type="string" office:string-value="[CM_BTAB_2] = COMBO_ACTION(h_k_combo)," calcext:value-type="string">
            <text:p>[CM_BTAB_2] = COMBO_ACTION(h_k_combo),</text:p>
          </table:table-cell>
          <table:table-cell table:formula="of:=IF(ISBLANK([.E50]);&quot;    case &quot;&amp;[.B50]&amp;&quot;: if (p) { SEND_STRING(&quot;&amp;[.F50]&amp;&quot;); }  break;&quot;;&quot;&quot;)" office:value-type="string" office:string-value="    case CM_BTAB_2: if (p) { SEND_STRING(SS_DOWN(X_LSFT)SS_TAP(X_TAB)SS_UP(X_LSFT)); }  break;" calcext:value-type="string">
            <text:p><text:s text:c="4"/>case CM_BTAB_2: if (p) { SEND_STRING(SS_DOWN(X_LSFT)SS_TAP(X_TAB)SS_UP(X_LSFT)); } <text:s/>break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ar line</text:p>
          </table:table-cell>
          <table:table-cell office:value-type="string" calcext:value-type="string">
            <text:p>CM_CLEAR_LINE</text:p>
          </table:table-cell>
          <table:table-cell office:value-type="string" calcext:value-type="string">
            <text:p>h_o</text:p>
          </table:table-cell>
          <table:table-cell office:value-type="string" calcext:value-type="string">
            <text:p>KC_H, KC_O</text:p>
          </table:table-cell>
          <table:table-cell/>
          <table:table-cell office:value-type="string" calcext:value-type="string">
            <text:p>SS_TAP(X_END) SS_DOWN(X_LSFT)SS_TAP(X_HOME)SS_UP(X_LSFT) SS_TAP(X_DEL)</text:p>
          </table:table-cell>
          <table:table-cell table:formula="of:=&quot;const uint16_t PROGMEM &quot;&amp;[.C51]&amp;&quot;_combo[] = {&quot;&amp;[.D51]&amp;&quot;, COMBO_END};&quot;" office:value-type="string" office:string-value="const uint16_t PROGMEM h_o_combo[] = {KC_H, KC_O, COMBO_END};" calcext:value-type="string">
            <text:p>const uint16_t PROGMEM h_o_combo[] = {KC_H, KC_O, COMBO_END};</text:p>
          </table:table-cell>
          <table:table-cell table:formula="of:=&quot;  &quot;&amp;[.B51]&amp;&quot;,&quot;" office:value-type="string" office:string-value="  CM_CLEAR_LINE," calcext:value-type="string">
            <text:p><text:s text:c="2"/>CM_CLEAR_LINE,</text:p>
          </table:table-cell>
          <table:table-cell table:formula="of:=&quot;[&quot;&amp;[.B51]&amp;&quot;] = COMBO&quot;&amp;IF(ISBLANK([.E51]);&quot;_ACTION&quot;;&quot;&quot;)&amp;&quot;(&quot;&amp;[.C51]&amp;&quot;_combo&quot;&amp;IF(ISBLANK([.E51]);&quot;&quot;;&quot;, &quot;&amp;[.E51])&amp;&quot;),&quot;" office:value-type="string" office:string-value="[CM_CLEAR_LINE] = COMBO_ACTION(h_o_combo)," calcext:value-type="string">
            <text:p>[CM_CLEAR_LINE] = COMBO_ACTION(h_o_combo),</text:p>
          </table:table-cell>
          <table:table-cell table:formula="of:=IF(ISBLANK([.E51]);&quot;    case &quot;&amp;[.B51]&amp;&quot;: if (p) { SEND_STRING(&quot;&amp;[.F51]&amp;&quot;); }  break;&quot;;&quot;&quot;)" office:value-type="string" office:string-value="    case CM_CLEAR_LINE: if (p) { SEND_STRING(SS_TAP(X_END) SS_DOWN(X_LSFT)SS_TAP(X_HOME)SS_UP(X_LSFT) SS_TAP(X_DEL)); }  break;" calcext:value-type="string">
            <text:p><text:s text:c="4"/>case CM_CLEAR_LINE: if (p) { SEND_STRING(SS_TAP(X_END) SS_DOWN(X_LSFT)SS_TAP(X_HOME)SS_UP(X_LSFT) SS_TAP(X_DEL)); } <text:s/>break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py</text:p>
          </table:table-cell>
          <table:table-cell office:value-type="string" calcext:value-type="string">
            <text:p>CM_COPY</text:p>
          </table:table-cell>
          <table:table-cell office:value-type="string" calcext:value-type="string">
            <text:p>x_c</text:p>
          </table:table-cell>
          <table:table-cell office:value-type="string" calcext:value-type="string">
            <text:p>KC_X, KC_C</text:p>
          </table:table-cell>
          <table:table-cell/>
          <table:table-cell office:value-type="string" calcext:value-type="string">
            <text:p>SS_LCTL("c")</text:p>
          </table:table-cell>
          <table:table-cell table:formula="of:=&quot;const uint16_t PROGMEM &quot;&amp;[.C52]&amp;&quot;_combo[] = {&quot;&amp;[.D52]&amp;&quot;, COMBO_END};&quot;" office:value-type="string" office:string-value="const uint16_t PROGMEM x_c_combo[] = {KC_X, KC_C, COMBO_END};" calcext:value-type="string">
            <text:p>const uint16_t PROGMEM x_c_combo[] = {KC_X, KC_C, COMBO_END};</text:p>
          </table:table-cell>
          <table:table-cell table:formula="of:=&quot;  &quot;&amp;[.B52]&amp;&quot;,&quot;" office:value-type="string" office:string-value="  CM_COPY," calcext:value-type="string">
            <text:p><text:s text:c="2"/>CM_COPY,</text:p>
          </table:table-cell>
          <table:table-cell table:formula="of:=&quot;[&quot;&amp;[.B52]&amp;&quot;] = COMBO&quot;&amp;IF(ISBLANK([.E52]);&quot;_ACTION&quot;;&quot;&quot;)&amp;&quot;(&quot;&amp;[.C52]&amp;&quot;_combo&quot;&amp;IF(ISBLANK([.E52]);&quot;&quot;;&quot;, &quot;&amp;[.E52])&amp;&quot;),&quot;" office:value-type="string" office:string-value="[CM_COPY] = COMBO_ACTION(x_c_combo)," calcext:value-type="string">
            <text:p>[CM_COPY] = COMBO_ACTION(x_c_combo),</text:p>
          </table:table-cell>
          <table:table-cell table:formula="of:=IF(ISBLANK([.E52]);&quot;    case &quot;&amp;[.B52]&amp;&quot;: if (p) { SEND_STRING(&quot;&amp;[.F52]&amp;&quot;); }  break;&quot;;&quot;&quot;)" office:value-type="string" office:string-value="    case CM_COPY: if (p) { SEND_STRING(SS_LCTL(&quot;c&quot;)); }  break;" calcext:value-type="string">
            <text:p><text:s text:c="4"/>case CM_COPY: if (p) { SEND_STRING(SS_LCTL("c")); } <text:s/>break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M_CUT</text:p>
          </table:table-cell>
          <table:table-cell office:value-type="string" calcext:value-type="string">
            <text:p>z_x</text:p>
          </table:table-cell>
          <table:table-cell office:value-type="string" calcext:value-type="string">
            <text:p>KC_Z, KC_X</text:p>
          </table:table-cell>
          <table:table-cell/>
          <table:table-cell office:value-type="string" calcext:value-type="string">
            <text:p>SS_LCTL("x")</text:p>
          </table:table-cell>
          <table:table-cell table:formula="of:=&quot;const uint16_t PROGMEM &quot;&amp;[.C53]&amp;&quot;_combo[] = {&quot;&amp;[.D53]&amp;&quot;, COMBO_END};&quot;" office:value-type="string" office:string-value="const uint16_t PROGMEM z_x_combo[] = {KC_Z, KC_X, COMBO_END};" calcext:value-type="string">
            <text:p>const uint16_t PROGMEM z_x_combo[] = {KC_Z, KC_X, COMBO_END};</text:p>
          </table:table-cell>
          <table:table-cell table:formula="of:=&quot;  &quot;&amp;[.B53]&amp;&quot;,&quot;" office:value-type="string" office:string-value="  CM_CUT," calcext:value-type="string">
            <text:p><text:s text:c="2"/>CM_CUT,</text:p>
          </table:table-cell>
          <table:table-cell table:formula="of:=&quot;[&quot;&amp;[.B53]&amp;&quot;] = COMBO&quot;&amp;IF(ISBLANK([.E53]);&quot;_ACTION&quot;;&quot;&quot;)&amp;&quot;(&quot;&amp;[.C53]&amp;&quot;_combo&quot;&amp;IF(ISBLANK([.E53]);&quot;&quot;;&quot;, &quot;&amp;[.E53])&amp;&quot;),&quot;" office:value-type="string" office:string-value="[CM_CUT] = COMBO_ACTION(z_x_combo)," calcext:value-type="string">
            <text:p>[CM_CUT] = COMBO_ACTION(z_x_combo),</text:p>
          </table:table-cell>
          <table:table-cell table:formula="of:=IF(ISBLANK([.E53]);&quot;    case &quot;&amp;[.B53]&amp;&quot;: if (p) { SEND_STRING(&quot;&amp;[.F53]&amp;&quot;); }  break;&quot;;&quot;&quot;)" office:value-type="string" office:string-value="    case CM_CUT: if (p) { SEND_STRING(SS_LCTL(&quot;x&quot;)); }  break;" calcext:value-type="string">
            <text:p><text:s text:c="4"/>case CM_CUT: if (p) { SEND_STRING(SS_LCTL("x")); } <text:s/>break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 line down</text:p>
          </table:table-cell>
          <table:table-cell office:value-type="string" calcext:value-type="string">
            <text:p>CM_DEL_LINE_D</text:p>
          </table:table-cell>
          <table:table-cell office:value-type="string" calcext:value-type="string">
            <text:p>m_coma</text:p>
          </table:table-cell>
          <table:table-cell office:value-type="string" calcext:value-type="string">
            <text:p>KC_M, CC_COSC</text:p>
          </table:table-cell>
          <table:table-cell/>
          <table:table-cell office:value-type="string" calcext:value-type="string">
            <text:p>SS_TAP(X_END)SS_DOWN(X_LSFT)SS_TAP(X_HOME)SS_UP(X_LSFT)SS_TAP(X_DEL)SS_TAP(X_DEL)</text:p>
          </table:table-cell>
          <table:table-cell table:formula="of:=&quot;const uint16_t PROGMEM &quot;&amp;[.C54]&amp;&quot;_combo[] = {&quot;&amp;[.D54]&amp;&quot;, COMBO_END};&quot;" office:value-type="string" office:string-value="const uint16_t PROGMEM m_coma_combo[] = {KC_M, CC_COSC, COMBO_END};" calcext:value-type="string">
            <text:p>const uint16_t PROGMEM m_coma_combo[] = {KC_M, CC_COSC, COMBO_END};</text:p>
          </table:table-cell>
          <table:table-cell table:formula="of:=&quot;  &quot;&amp;[.B54]&amp;&quot;,&quot;" office:value-type="string" office:string-value="  CM_DEL_LINE_D," calcext:value-type="string">
            <text:p><text:s text:c="2"/>CM_DEL_LINE_D,</text:p>
          </table:table-cell>
          <table:table-cell table:formula="of:=&quot;[&quot;&amp;[.B54]&amp;&quot;] = COMBO&quot;&amp;IF(ISBLANK([.E54]);&quot;_ACTION&quot;;&quot;&quot;)&amp;&quot;(&quot;&amp;[.C54]&amp;&quot;_combo&quot;&amp;IF(ISBLANK([.E54]);&quot;&quot;;&quot;, &quot;&amp;[.E54])&amp;&quot;),&quot;" office:value-type="string" office:string-value="[CM_DEL_LINE_D] = COMBO_ACTION(m_coma_combo)," calcext:value-type="string">
            <text:p>[CM_DEL_LINE_D] = COMBO_ACTION(m_coma_combo),</text:p>
          </table:table-cell>
          <table:table-cell table:formula="of:=IF(ISBLANK([.E54]);&quot;    case &quot;&amp;[.B54]&amp;&quot;: if (p) { SEND_STRING(&quot;&amp;[.F54]&amp;&quot;); }  break;&quot;;&quot;&quot;)" office:value-type="string" office:string-value="    case CM_DEL_LINE_D: if (p) { SEND_STRING(SS_TAP(X_END)SS_DOWN(X_LSFT)SS_TAP(X_HOME)SS_UP(X_LSFT)SS_TAP(X_DEL)SS_TAP(X_DEL)); }  break;" calcext:value-type="string">
            <text:p><text:s text:c="4"/>case CM_DEL_LINE_D: if (p) { SEND_STRING(SS_TAP(X_END)SS_DOWN(X_LSFT)SS_TAP(X_HOME)SS_UP(X_LSFT)SS_TAP(X_DEL)SS_TAP(X_DEL)); } <text:s/>break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 line up</text:p>
          </table:table-cell>
          <table:table-cell office:value-type="string" calcext:value-type="string">
            <text:p>CM_DEL_LINE_U</text:p>
          </table:table-cell>
          <table:table-cell office:value-type="string" calcext:value-type="string">
            <text:p>l_u</text:p>
          </table:table-cell>
          <table:table-cell office:value-type="string" calcext:value-type="string">
            <text:p>KC_L, KC_U</text:p>
          </table:table-cell>
          <table:table-cell/>
          <table:table-cell office:value-type="string" calcext:value-type="string">
            <text:p>SS_TAP(X_END)SS_DOWN(X_LSFT)SS_TAP(X_HOME)SS_UP(X_LSFT)SS_TAP(X_BSPC)SS_TAP(X_BSPC)</text:p>
          </table:table-cell>
          <table:table-cell table:formula="of:=&quot;const uint16_t PROGMEM &quot;&amp;[.C55]&amp;&quot;_combo[] = {&quot;&amp;[.D55]&amp;&quot;, COMBO_END};&quot;" office:value-type="string" office:string-value="const uint16_t PROGMEM l_u_combo[] = {KC_L, KC_U, COMBO_END};" calcext:value-type="string">
            <text:p>const uint16_t PROGMEM l_u_combo[] = {KC_L, KC_U, COMBO_END};</text:p>
          </table:table-cell>
          <table:table-cell table:formula="of:=&quot;  &quot;&amp;[.B55]&amp;&quot;,&quot;" office:value-type="string" office:string-value="  CM_DEL_LINE_U," calcext:value-type="string">
            <text:p><text:s text:c="2"/>CM_DEL_LINE_U,</text:p>
          </table:table-cell>
          <table:table-cell table:formula="of:=&quot;[&quot;&amp;[.B55]&amp;&quot;] = COMBO&quot;&amp;IF(ISBLANK([.E55]);&quot;_ACTION&quot;;&quot;&quot;)&amp;&quot;(&quot;&amp;[.C55]&amp;&quot;_combo&quot;&amp;IF(ISBLANK([.E55]);&quot;&quot;;&quot;, &quot;&amp;[.E55])&amp;&quot;),&quot;" office:value-type="string" office:string-value="[CM_DEL_LINE_U] = COMBO_ACTION(l_u_combo)," calcext:value-type="string">
            <text:p>[CM_DEL_LINE_U] = COMBO_ACTION(l_u_combo),</text:p>
          </table:table-cell>
          <table:table-cell table:formula="of:=IF(ISBLANK([.E55]);&quot;    case &quot;&amp;[.B55]&amp;&quot;: if (p) { SEND_STRING(&quot;&amp;[.F55]&amp;&quot;); }  break;&quot;;&quot;&quot;)" office:value-type="string" office:string-value="    case CM_DEL_LINE_U: if (p) { SEND_STRING(SS_TAP(X_END)SS_DOWN(X_LSFT)SS_TAP(X_HOME)SS_UP(X_LSFT)SS_TAP(X_BSPC)SS_TAP(X_BSPC)); }  break;" calcext:value-type="string">
            <text:p><text:s text:c="4"/>case CM_DEL_LINE_U: if (p) { SEND_STRING(SS_TAP(X_END)SS_DOWN(X_LSFT)SS_TAP(X_HOME)SS_UP(X_LSFT)SS_TAP(X_BSPC)SS_TAP(X_BSPC)); } <text:s/>break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 word left</text:p>
          </table:table-cell>
          <table:table-cell office:value-type="string" calcext:value-type="string">
            <text:p>CM_DEL_WORD_L_1</text:p>
          </table:table-cell>
          <table:table-cell office:value-type="string" calcext:value-type="string">
            <text:p>w_r</text:p>
          </table:table-cell>
          <table:table-cell office:value-type="string" calcext:value-type="string">
            <text:p>KC_W, KC_R</text:p>
          </table:table-cell>
          <table:table-cell/>
          <table:table-cell office:value-type="string" calcext:value-type="string">
            <text:p>SS_DOWN(X_LCTL)SS_TAP(X_BSPC)SS_UP(X_LCTL)</text:p>
          </table:table-cell>
          <table:table-cell table:formula="of:=&quot;const uint16_t PROGMEM &quot;&amp;[.C56]&amp;&quot;_combo[] = {&quot;&amp;[.D56]&amp;&quot;, COMBO_END};&quot;" office:value-type="string" office:string-value="const uint16_t PROGMEM w_r_combo[] = {KC_W, KC_R, COMBO_END};" calcext:value-type="string">
            <text:p>const uint16_t PROGMEM w_r_combo[] = {KC_W, KC_R, COMBO_END};</text:p>
          </table:table-cell>
          <table:table-cell table:formula="of:=&quot;  &quot;&amp;[.B56]&amp;&quot;,&quot;" office:value-type="string" office:string-value="  CM_DEL_WORD_L_1," calcext:value-type="string">
            <text:p><text:s text:c="2"/>CM_DEL_WORD_L_1,</text:p>
          </table:table-cell>
          <table:table-cell table:formula="of:=&quot;[&quot;&amp;[.B56]&amp;&quot;] = COMBO&quot;&amp;IF(ISBLANK([.E56]);&quot;_ACTION&quot;;&quot;&quot;)&amp;&quot;(&quot;&amp;[.C56]&amp;&quot;_combo&quot;&amp;IF(ISBLANK([.E56]);&quot;&quot;;&quot;, &quot;&amp;[.E56])&amp;&quot;),&quot;" office:value-type="string" office:string-value="[CM_DEL_WORD_L_1] = COMBO_ACTION(w_r_combo)," calcext:value-type="string">
            <text:p>[CM_DEL_WORD_L_1] = COMBO_ACTION(w_r_combo),</text:p>
          </table:table-cell>
          <table:table-cell table:formula="of:=IF(ISBLANK([.E56]);&quot;    case &quot;&amp;[.B56]&amp;&quot;: if (p) { SEND_STRING(&quot;&amp;[.F56]&amp;&quot;); }  break;&quot;;&quot;&quot;)" office:value-type="string" office:string-value="    case CM_DEL_WORD_L_1: if (p) { SEND_STRING(SS_DOWN(X_LCTL)SS_TAP(X_BSPC)SS_UP(X_LCTL)); }  break;" calcext:value-type="string">
            <text:p><text:s text:c="4"/>case CM_DEL_WORD_L_1: if (p) { SEND_STRING(SS_DOWN(X_LCTL)SS_TAP(X_BSPC)SS_UP(X_LCTL)); } <text:s/>break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 word left</text:p>
          </table:table-cell>
          <table:table-cell office:value-type="string" calcext:value-type="string">
            <text:p>CM_DEL_WORD_L_2</text:p>
          </table:table-cell>
          <table:table-cell office:value-type="string" calcext:value-type="string">
            <text:p>j_h</text:p>
          </table:table-cell>
          <table:table-cell office:value-type="string" calcext:value-type="string">
            <text:p>KC_J, KC_H</text:p>
          </table:table-cell>
          <table:table-cell/>
          <table:table-cell office:value-type="string" calcext:value-type="string">
            <text:p>SS_DOWN(X_LCTL)SS_TAP(X_BSPC)SS_UP(X_LCTL)</text:p>
          </table:table-cell>
          <table:table-cell table:formula="of:=&quot;const uint16_t PROGMEM &quot;&amp;[.C57]&amp;&quot;_combo[] = {&quot;&amp;[.D57]&amp;&quot;, COMBO_END};&quot;" office:value-type="string" office:string-value="const uint16_t PROGMEM j_h_combo[] = {KC_J, KC_H, COMBO_END};" calcext:value-type="string">
            <text:p>const uint16_t PROGMEM j_h_combo[] = {KC_J, KC_H, COMBO_END};</text:p>
          </table:table-cell>
          <table:table-cell table:formula="of:=&quot;  &quot;&amp;[.B57]&amp;&quot;,&quot;" office:value-type="string" office:string-value="  CM_DEL_WORD_L_2," calcext:value-type="string">
            <text:p><text:s text:c="2"/>CM_DEL_WORD_L_2,</text:p>
          </table:table-cell>
          <table:table-cell table:formula="of:=&quot;[&quot;&amp;[.B57]&amp;&quot;] = COMBO&quot;&amp;IF(ISBLANK([.E57]);&quot;_ACTION&quot;;&quot;&quot;)&amp;&quot;(&quot;&amp;[.C57]&amp;&quot;_combo&quot;&amp;IF(ISBLANK([.E57]);&quot;&quot;;&quot;, &quot;&amp;[.E57])&amp;&quot;),&quot;" office:value-type="string" office:string-value="[CM_DEL_WORD_L_2] = COMBO_ACTION(j_h_combo)," calcext:value-type="string">
            <text:p>[CM_DEL_WORD_L_2] = COMBO_ACTION(j_h_combo),</text:p>
          </table:table-cell>
          <table:table-cell table:formula="of:=IF(ISBLANK([.E57]);&quot;    case &quot;&amp;[.B57]&amp;&quot;: if (p) { SEND_STRING(&quot;&amp;[.F57]&amp;&quot;); }  break;&quot;;&quot;&quot;)" office:value-type="string" office:string-value="    case CM_DEL_WORD_L_2: if (p) { SEND_STRING(SS_DOWN(X_LCTL)SS_TAP(X_BSPC)SS_UP(X_LCTL)); }  break;" calcext:value-type="string">
            <text:p><text:s text:c="4"/>case CM_DEL_WORD_L_2: if (p) { SEND_STRING(SS_DOWN(X_LCTL)SS_TAP(X_BSPC)SS_UP(X_LCTL)); } <text:s/>break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 word right</text:p>
          </table:table-cell>
          <table:table-cell office:value-type="string" calcext:value-type="string">
            <text:p>CM_DEL_WORD_R_1</text:p>
          </table:table-cell>
          <table:table-cell office:value-type="string" calcext:value-type="string">
            <text:p>g_d</text:p>
          </table:table-cell>
          <table:table-cell office:value-type="string" calcext:value-type="string">
            <text:p>KC_G, KC_D</text:p>
          </table:table-cell>
          <table:table-cell/>
          <table:table-cell office:value-type="string" calcext:value-type="string">
            <text:p>SS_DOWN(X_LCTL)SS_TAP(X_DEL)SS_UP(X_LCTL)</text:p>
          </table:table-cell>
          <table:table-cell table:formula="of:=&quot;const uint16_t PROGMEM &quot;&amp;[.C58]&amp;&quot;_combo[] = {&quot;&amp;[.D58]&amp;&quot;, COMBO_END};&quot;" office:value-type="string" office:string-value="const uint16_t PROGMEM g_d_combo[] = {KC_G, KC_D, COMBO_END};" calcext:value-type="string">
            <text:p>const uint16_t PROGMEM g_d_combo[] = {KC_G, KC_D, COMBO_END};</text:p>
          </table:table-cell>
          <table:table-cell table:formula="of:=&quot;  &quot;&amp;[.B58]&amp;&quot;,&quot;" office:value-type="string" office:string-value="  CM_DEL_WORD_R_1," calcext:value-type="string">
            <text:p><text:s text:c="2"/>CM_DEL_WORD_R_1,</text:p>
          </table:table-cell>
          <table:table-cell table:formula="of:=&quot;[&quot;&amp;[.B58]&amp;&quot;] = COMBO&quot;&amp;IF(ISBLANK([.E58]);&quot;_ACTION&quot;;&quot;&quot;)&amp;&quot;(&quot;&amp;[.C58]&amp;&quot;_combo&quot;&amp;IF(ISBLANK([.E58]);&quot;&quot;;&quot;, &quot;&amp;[.E58])&amp;&quot;),&quot;" office:value-type="string" office:string-value="[CM_DEL_WORD_R_1] = COMBO_ACTION(g_d_combo)," calcext:value-type="string">
            <text:p>[CM_DEL_WORD_R_1] = COMBO_ACTION(g_d_combo),</text:p>
          </table:table-cell>
          <table:table-cell table:formula="of:=IF(ISBLANK([.E58]);&quot;    case &quot;&amp;[.B58]&amp;&quot;: if (p) { SEND_STRING(&quot;&amp;[.F58]&amp;&quot;); }  break;&quot;;&quot;&quot;)" office:value-type="string" office:string-value="    case CM_DEL_WORD_R_1: if (p) { SEND_STRING(SS_DOWN(X_LCTL)SS_TAP(X_DEL)SS_UP(X_LCTL)); }  break;" calcext:value-type="string">
            <text:p><text:s text:c="4"/>case CM_DEL_WORD_R_1: if (p) { SEND_STRING(SS_DOWN(X_LCTL)SS_TAP(X_DEL)SS_UP(X_LCTL)); } <text:s/>break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 word right</text:p>
          </table:table-cell>
          <table:table-cell office:value-type="string" calcext:value-type="string">
            <text:p>CM_DEL_WORD_R_2</text:p>
          </table:table-cell>
          <table:table-cell office:value-type="string" calcext:value-type="string">
            <text:p>y_i</text:p>
          </table:table-cell>
          <table:table-cell office:value-type="string" calcext:value-type="string">
            <text:p>KC_Y, KC_I</text:p>
          </table:table-cell>
          <table:table-cell/>
          <table:table-cell office:value-type="string" calcext:value-type="string">
            <text:p>SS_DOWN(X_LCTL)SS_TAP(X_DEL)SS_UP(X_LCTL)</text:p>
          </table:table-cell>
          <table:table-cell table:formula="of:=&quot;const uint16_t PROGMEM &quot;&amp;[.C59]&amp;&quot;_combo[] = {&quot;&amp;[.D59]&amp;&quot;, COMBO_END};&quot;" office:value-type="string" office:string-value="const uint16_t PROGMEM y_i_combo[] = {KC_Y, KC_I, COMBO_END};" calcext:value-type="string">
            <text:p>const uint16_t PROGMEM y_i_combo[] = {KC_Y, KC_I, COMBO_END};</text:p>
          </table:table-cell>
          <table:table-cell table:formula="of:=&quot;  &quot;&amp;[.B59]&amp;&quot;,&quot;" office:value-type="string" office:string-value="  CM_DEL_WORD_R_2," calcext:value-type="string">
            <text:p><text:s text:c="2"/>CM_DEL_WORD_R_2,</text:p>
          </table:table-cell>
          <table:table-cell table:formula="of:=&quot;[&quot;&amp;[.B59]&amp;&quot;] = COMBO&quot;&amp;IF(ISBLANK([.E59]);&quot;_ACTION&quot;;&quot;&quot;)&amp;&quot;(&quot;&amp;[.C59]&amp;&quot;_combo&quot;&amp;IF(ISBLANK([.E59]);&quot;&quot;;&quot;, &quot;&amp;[.E59])&amp;&quot;),&quot;" office:value-type="string" office:string-value="[CM_DEL_WORD_R_2] = COMBO_ACTION(y_i_combo)," calcext:value-type="string">
            <text:p>[CM_DEL_WORD_R_2] = COMBO_ACTION(y_i_combo),</text:p>
          </table:table-cell>
          <table:table-cell table:formula="of:=IF(ISBLANK([.E59]);&quot;    case &quot;&amp;[.B59]&amp;&quot;: if (p) { SEND_STRING(&quot;&amp;[.F59]&amp;&quot;); }  break;&quot;;&quot;&quot;)" office:value-type="string" office:string-value="    case CM_DEL_WORD_R_2: if (p) { SEND_STRING(SS_DOWN(X_LCTL)SS_TAP(X_DEL)SS_UP(X_LCTL)); }  break;" calcext:value-type="string">
            <text:p><text:s text:c="4"/>case CM_DEL_WORD_R_2: if (p) { SEND_STRING(SS_DOWN(X_LCTL)SS_TAP(X_DEL)SS_UP(X_LCTL)); } <text:s/>break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c end</text:p>
          </table:table-cell>
          <table:table-cell office:value-type="string" calcext:value-type="string">
            <text:p>CM_DOC_END</text:p>
          </table:table-cell>
          <table:table-cell office:value-type="string" calcext:value-type="string">
            <text:p>x_v</text:p>
          </table:table-cell>
          <table:table-cell office:value-type="string" calcext:value-type="string">
            <text:p>KC_X, KC_V</text:p>
          </table:table-cell>
          <table:table-cell/>
          <table:table-cell office:value-type="string" calcext:value-type="string">
            <text:p>SS_DOWN(X_LCTL)SS_TAP(X_END)SS_UP(X_LCTL)</text:p>
          </table:table-cell>
          <table:table-cell table:formula="of:=&quot;const uint16_t PROGMEM &quot;&amp;[.C60]&amp;&quot;_combo[] = {&quot;&amp;[.D60]&amp;&quot;, COMBO_END};&quot;" office:value-type="string" office:string-value="const uint16_t PROGMEM x_v_combo[] = {KC_X, KC_V, COMBO_END};" calcext:value-type="string">
            <text:p>const uint16_t PROGMEM x_v_combo[] = {KC_X, KC_V, COMBO_END};</text:p>
          </table:table-cell>
          <table:table-cell table:formula="of:=&quot;  &quot;&amp;[.B60]&amp;&quot;,&quot;" office:value-type="string" office:string-value="  CM_DOC_END," calcext:value-type="string">
            <text:p><text:s text:c="2"/>CM_DOC_END,</text:p>
          </table:table-cell>
          <table:table-cell table:formula="of:=&quot;[&quot;&amp;[.B60]&amp;&quot;] = COMBO&quot;&amp;IF(ISBLANK([.E60]);&quot;_ACTION&quot;;&quot;&quot;)&amp;&quot;(&quot;&amp;[.C60]&amp;&quot;_combo&quot;&amp;IF(ISBLANK([.E60]);&quot;&quot;;&quot;, &quot;&amp;[.E60])&amp;&quot;),&quot;" office:value-type="string" office:string-value="[CM_DOC_END] = COMBO_ACTION(x_v_combo)," calcext:value-type="string">
            <text:p>[CM_DOC_END] = COMBO_ACTION(x_v_combo),</text:p>
          </table:table-cell>
          <table:table-cell table:formula="of:=IF(ISBLANK([.E60]);&quot;    case &quot;&amp;[.B60]&amp;&quot;: if (p) { SEND_STRING(&quot;&amp;[.F60]&amp;&quot;); }  break;&quot;;&quot;&quot;)" office:value-type="string" office:string-value="    case CM_DOC_END: if (p) { SEND_STRING(SS_DOWN(X_LCTL)SS_TAP(X_END)SS_UP(X_LCTL)); }  break;" calcext:value-type="string">
            <text:p><text:s text:c="4"/>case CM_DOC_END: if (p) { SEND_STRING(SS_DOWN(X_LCTL)SS_TAP(X_END)SS_UP(X_LCTL)); } <text:s/>break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c start</text:p>
          </table:table-cell>
          <table:table-cell office:value-type="string" calcext:value-type="string">
            <text:p>CM_DOC_START</text:p>
          </table:table-cell>
          <table:table-cell office:value-type="string" calcext:value-type="string">
            <text:p>w_p</text:p>
          </table:table-cell>
          <table:table-cell office:value-type="string" calcext:value-type="string">
            <text:p>KC_W, KC_P</text:p>
          </table:table-cell>
          <table:table-cell/>
          <table:table-cell office:value-type="string" calcext:value-type="string">
            <text:p>SS_DOWN(X_LCTL)SS_TAP(X_HOME)SS_UP(X_LCTL)</text:p>
          </table:table-cell>
          <table:table-cell table:formula="of:=&quot;const uint16_t PROGMEM &quot;&amp;[.C61]&amp;&quot;_combo[] = {&quot;&amp;[.D61]&amp;&quot;, COMBO_END};&quot;" office:value-type="string" office:string-value="const uint16_t PROGMEM w_p_combo[] = {KC_W, KC_P, COMBO_END};" calcext:value-type="string">
            <text:p>const uint16_t PROGMEM w_p_combo[] = {KC_W, KC_P, COMBO_END};</text:p>
          </table:table-cell>
          <table:table-cell table:formula="of:=&quot;  &quot;&amp;[.B61]&amp;&quot;,&quot;" office:value-type="string" office:string-value="  CM_DOC_START," calcext:value-type="string">
            <text:p><text:s text:c="2"/>CM_DOC_START,</text:p>
          </table:table-cell>
          <table:table-cell table:formula="of:=&quot;[&quot;&amp;[.B61]&amp;&quot;] = COMBO&quot;&amp;IF(ISBLANK([.E61]);&quot;_ACTION&quot;;&quot;&quot;)&amp;&quot;(&quot;&amp;[.C61]&amp;&quot;_combo&quot;&amp;IF(ISBLANK([.E61]);&quot;&quot;;&quot;, &quot;&amp;[.E61])&amp;&quot;),&quot;" office:value-type="string" office:string-value="[CM_DOC_START] = COMBO_ACTION(w_p_combo)," calcext:value-type="string">
            <text:p>[CM_DOC_START] = COMBO_ACTION(w_p_combo),</text:p>
          </table:table-cell>
          <table:table-cell table:formula="of:=IF(ISBLANK([.E61]);&quot;    case &quot;&amp;[.B61]&amp;&quot;: if (p) { SEND_STRING(&quot;&amp;[.F61]&amp;&quot;); }  break;&quot;;&quot;&quot;)" office:value-type="string" office:string-value="    case CM_DOC_START: if (p) { SEND_STRING(SS_DOWN(X_LCTL)SS_TAP(X_HOME)SS_UP(X_LCTL)); }  break;" calcext:value-type="string">
            <text:p><text:s text:c="4"/>case CM_DOC_START: if (p) { SEND_STRING(SS_DOWN(X_LCTL)SS_TAP(X_HOME)SS_UP(X_LCTL)); } <text:s/>break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p line down</text:p>
          </table:table-cell>
          <table:table-cell office:value-type="string" calcext:value-type="string">
            <text:p>CM_DUP_LINE_D</text:p>
          </table:table-cell>
          <table:table-cell office:value-type="string" calcext:value-type="string">
            <text:p>m_coma_dot_quot</text:p>
          </table:table-cell>
          <table:table-cell office:value-type="string" calcext:value-type="string">
            <text:p>KC_M, CC_COSC, CC_PDCL, KC_QUOT</text:p>
          </table:table-cell>
          <table:table-cell/>
          <table:table-cell office:value-type="string" calcext:value-type="string">
            <text:p>SS_TAP(X_END) SS_DOWN(X_LSFT)SS_TAP(X_HOME)SS_UP(X_LSFT)SS_LCTL("c")SS_TAP(X_END)SS_TAP(X_ENT)SS_LCTL("v")</text:p>
          </table:table-cell>
          <table:table-cell table:formula="of:=&quot;const uint16_t PROGMEM &quot;&amp;[.C62]&amp;&quot;_combo[] = {&quot;&amp;[.D62]&amp;&quot;, COMBO_END};&quot;" office:value-type="string" office:string-value="const uint16_t PROGMEM m_coma_dot_quot_combo[] = {KC_M, CC_COSC, CC_PDCL, KC_QUOT, COMBO_END};" calcext:value-type="string">
            <text:p>const uint16_t PROGMEM m_coma_dot_quot_combo[] = {KC_M, CC_COSC, CC_PDCL, KC_QUOT, COMBO_END};</text:p>
          </table:table-cell>
          <table:table-cell table:formula="of:=&quot;  &quot;&amp;[.B62]&amp;&quot;,&quot;" office:value-type="string" office:string-value="  CM_DUP_LINE_D," calcext:value-type="string">
            <text:p><text:s text:c="2"/>CM_DUP_LINE_D,</text:p>
          </table:table-cell>
          <table:table-cell table:formula="of:=&quot;[&quot;&amp;[.B62]&amp;&quot;] = COMBO&quot;&amp;IF(ISBLANK([.E62]);&quot;_ACTION&quot;;&quot;&quot;)&amp;&quot;(&quot;&amp;[.C62]&amp;&quot;_combo&quot;&amp;IF(ISBLANK([.E62]);&quot;&quot;;&quot;, &quot;&amp;[.E62])&amp;&quot;),&quot;" office:value-type="string" office:string-value="[CM_DUP_LINE_D] = COMBO_ACTION(m_coma_dot_quot_combo)," calcext:value-type="string">
            <text:p>[CM_DUP_LINE_D] = COMBO_ACTION(m_coma_dot_quot_combo),</text:p>
          </table:table-cell>
          <table:table-cell table:formula="of:=IF(ISBLANK([.E62]);&quot;    case &quot;&amp;[.B62]&amp;&quot;: if (p) { SEND_STRING(&quot;&amp;[.F62]&amp;&quot;); }  break;&quot;;&quot;&quot;)" office:value-type="string" office:string-value="    case CM_DUP_LINE_D: if (p) { SEND_STRING(SS_TAP(X_END) SS_DOWN(X_LSFT)SS_TAP(X_HOME)SS_UP(X_LSFT)SS_LCTL(&quot;c&quot;)SS_TAP(X_END)SS_TAP(X_ENT)SS_LCTL(&quot;v&quot;)); }  break;" calcext:value-type="string">
            <text:p><text:s text:c="4"/>case CM_DUP_LINE_D: if (p) { SEND_STRING(SS_TAP(X_END) SS_DOWN(X_LSFT)SS_TAP(X_HOME)SS_UP(X_LSFT)SS_LCTL("c")SS_TAP(X_END)SS_TAP(X_ENT)SS_LCTL("v")); } <text:s/>break;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up line up</text:p>
          </table:table-cell>
          <table:table-cell office:value-type="string" calcext:value-type="string">
            <text:p>CM_DUP_LINE_u</text:p>
          </table:table-cell>
          <table:table-cell office:value-type="string" calcext:value-type="string">
            <text:p>l_u_y_excl</text:p>
          </table:table-cell>
          <table:table-cell office:value-type="string" calcext:value-type="string">
            <text:p>KC_L, KC_U, KC_Y, CC_EMQM</text:p>
          </table:table-cell>
          <table:table-cell/>
          <table:table-cell office:value-type="string" calcext:value-type="string">
            <text:p>SS_TAP(X_END) SS_DOWN(X_LSFT)SS_TAP(X_HOME)SS_UP(X_LSFT)SS_LCTL("c")SS_TAP(X_HOME)SS_TAP(X_ENT)SS_TAP(X_LEFT)SS_LCTL("v")</text:p>
          </table:table-cell>
          <table:table-cell table:formula="of:=&quot;const uint16_t PROGMEM &quot;&amp;[.C63]&amp;&quot;_combo[] = {&quot;&amp;[.D63]&amp;&quot;, COMBO_END};&quot;" office:value-type="string" office:string-value="const uint16_t PROGMEM l_u_y_excl_combo[] = {KC_L, KC_U, KC_Y, CC_EMQM, COMBO_END};" calcext:value-type="string">
            <text:p>const uint16_t PROGMEM l_u_y_excl_combo[] = {KC_L, KC_U, KC_Y, CC_EMQM, COMBO_END};</text:p>
          </table:table-cell>
          <table:table-cell table:formula="of:=&quot;  &quot;&amp;[.B63]&amp;&quot;,&quot;" office:value-type="string" office:string-value="  CM_DUP_LINE_u," calcext:value-type="string">
            <text:p><text:s text:c="2"/>CM_DUP_LINE_u,</text:p>
          </table:table-cell>
          <table:table-cell table:formula="of:=&quot;[&quot;&amp;[.B63]&amp;&quot;] = COMBO&quot;&amp;IF(ISBLANK([.E63]);&quot;_ACTION&quot;;&quot;&quot;)&amp;&quot;(&quot;&amp;[.C63]&amp;&quot;_combo&quot;&amp;IF(ISBLANK([.E63]);&quot;&quot;;&quot;, &quot;&amp;[.E63])&amp;&quot;),&quot;" office:value-type="string" office:string-value="[CM_DUP_LINE_u] = COMBO_ACTION(l_u_y_excl_combo)," calcext:value-type="string">
            <text:p>[CM_DUP_LINE_u] = COMBO_ACTION(l_u_y_excl_combo),</text:p>
          </table:table-cell>
          <table:table-cell table:formula="of:=IF(ISBLANK([.E63]);&quot;    case &quot;&amp;[.B63]&amp;&quot;: if (p) { SEND_STRING(&quot;&amp;[.F63]&amp;&quot;); }  break;&quot;;&quot;&quot;)" office:value-type="string" office:string-value="    case CM_DUP_LINE_u: if (p) { SEND_STRING(SS_TAP(X_END) SS_DOWN(X_LSFT)SS_TAP(X_HOME)SS_UP(X_LSFT)SS_LCTL(&quot;c&quot;)SS_TAP(X_HOME)SS_TAP(X_ENT)SS_TAP(X_LEFT)SS_LCTL(&quot;v&quot;)); }  break;" calcext:value-type="string">
            <text:p><text:s text:c="4"/>case CM_DUP_LINE_u: if (p) { SEND_STRING(SS_TAP(X_END) SS_DOWN(X_LSFT)SS_TAP(X_HOME)SS_UP(X_LSFT)SS_LCTL("c")SS_TAP(X_HOME)SS_TAP(X_ENT)SS_TAP(X_LEFT)SS_LCTL("v")); } <text:s/>break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in lines down</text:p>
          </table:table-cell>
          <table:table-cell office:value-type="string" calcext:value-type="string">
            <text:p>CM_JOIN_LINES_D</text:p>
          </table:table-cell>
          <table:table-cell office:value-type="string" calcext:value-type="string">
            <text:p>m_dot</text:p>
          </table:table-cell>
          <table:table-cell office:value-type="string" calcext:value-type="string">
            <text:p>KC_M, CC_PDCL</text:p>
          </table:table-cell>
          <table:table-cell/>
          <table:table-cell office:value-type="string" calcext:value-type="string">
            <text:p>SS_TAP(X_END)SS_TAP(X_DEL)</text:p>
          </table:table-cell>
          <table:table-cell table:formula="of:=&quot;const uint16_t PROGMEM &quot;&amp;[.C64]&amp;&quot;_combo[] = {&quot;&amp;[.D64]&amp;&quot;, COMBO_END};&quot;" office:value-type="string" office:string-value="const uint16_t PROGMEM m_dot_combo[] = {KC_M, CC_PDCL, COMBO_END};" calcext:value-type="string">
            <text:p>const uint16_t PROGMEM m_dot_combo[] = {KC_M, CC_PDCL, COMBO_END};</text:p>
          </table:table-cell>
          <table:table-cell table:formula="of:=&quot;  &quot;&amp;[.B64]&amp;&quot;,&quot;" office:value-type="string" office:string-value="  CM_JOIN_LINES_D," calcext:value-type="string">
            <text:p><text:s text:c="2"/>CM_JOIN_LINES_D,</text:p>
          </table:table-cell>
          <table:table-cell table:formula="of:=&quot;[&quot;&amp;[.B64]&amp;&quot;] = COMBO&quot;&amp;IF(ISBLANK([.E64]);&quot;_ACTION&quot;;&quot;&quot;)&amp;&quot;(&quot;&amp;[.C64]&amp;&quot;_combo&quot;&amp;IF(ISBLANK([.E64]);&quot;&quot;;&quot;, &quot;&amp;[.E64])&amp;&quot;),&quot;" office:value-type="string" office:string-value="[CM_JOIN_LINES_D] = COMBO_ACTION(m_dot_combo)," calcext:value-type="string">
            <text:p>[CM_JOIN_LINES_D] = COMBO_ACTION(m_dot_combo),</text:p>
          </table:table-cell>
          <table:table-cell table:formula="of:=IF(ISBLANK([.E64]);&quot;    case &quot;&amp;[.B64]&amp;&quot;: if (p) { SEND_STRING(&quot;&amp;[.F64]&amp;&quot;); }  break;&quot;;&quot;&quot;)" office:value-type="string" office:string-value="    case CM_JOIN_LINES_D: if (p) { SEND_STRING(SS_TAP(X_END)SS_TAP(X_DEL)); }  break;" calcext:value-type="string">
            <text:p><text:s text:c="4"/>case CM_JOIN_LINES_D: if (p) { SEND_STRING(SS_TAP(X_END)SS_TAP(X_DEL)); } <text:s/>break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in lines up</text:p>
          </table:table-cell>
          <table:table-cell office:value-type="string" calcext:value-type="string">
            <text:p>CM_JOIN_LINES_U</text:p>
          </table:table-cell>
          <table:table-cell office:value-type="string" calcext:value-type="string">
            <text:p>l_y</text:p>
          </table:table-cell>
          <table:table-cell office:value-type="string" calcext:value-type="string">
            <text:p>KC_L, KC_Y</text:p>
          </table:table-cell>
          <table:table-cell/>
          <table:table-cell office:value-type="string" calcext:value-type="string">
            <text:p>SS_TAP(X_HOME)SS_TAP(X_BSPC)</text:p>
          </table:table-cell>
          <table:table-cell table:formula="of:=&quot;const uint16_t PROGMEM &quot;&amp;[.C65]&amp;&quot;_combo[] = {&quot;&amp;[.D65]&amp;&quot;, COMBO_END};&quot;" office:value-type="string" office:string-value="const uint16_t PROGMEM l_y_combo[] = {KC_L, KC_Y, COMBO_END};" calcext:value-type="string">
            <text:p>const uint16_t PROGMEM l_y_combo[] = {KC_L, KC_Y, COMBO_END};</text:p>
          </table:table-cell>
          <table:table-cell table:formula="of:=&quot;  &quot;&amp;[.B65]&amp;&quot;,&quot;" office:value-type="string" office:string-value="  CM_JOIN_LINES_U," calcext:value-type="string">
            <text:p><text:s text:c="2"/>CM_JOIN_LINES_U,</text:p>
          </table:table-cell>
          <table:table-cell table:formula="of:=&quot;[&quot;&amp;[.B65]&amp;&quot;] = COMBO&quot;&amp;IF(ISBLANK([.E65]);&quot;_ACTION&quot;;&quot;&quot;)&amp;&quot;(&quot;&amp;[.C65]&amp;&quot;_combo&quot;&amp;IF(ISBLANK([.E65]);&quot;&quot;;&quot;, &quot;&amp;[.E65])&amp;&quot;),&quot;" office:value-type="string" office:string-value="[CM_JOIN_LINES_U] = COMBO_ACTION(l_y_combo)," calcext:value-type="string">
            <text:p>[CM_JOIN_LINES_U] = COMBO_ACTION(l_y_combo),</text:p>
          </table:table-cell>
          <table:table-cell table:formula="of:=IF(ISBLANK([.E65]);&quot;    case &quot;&amp;[.B65]&amp;&quot;: if (p) { SEND_STRING(&quot;&amp;[.F65]&amp;&quot;); }  break;&quot;;&quot;&quot;)" office:value-type="string" office:string-value="    case CM_JOIN_LINES_U: if (p) { SEND_STRING(SS_TAP(X_HOME)SS_TAP(X_BSPC)); }  break;" calcext:value-type="string">
            <text:p><text:s text:c="4"/>case CM_JOIN_LINES_U: if (p) { SEND_STRING(SS_TAP(X_HOME)SS_TAP(X_BSPC)); } <text:s/>break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w line down</text:p>
          </table:table-cell>
          <table:table-cell office:value-type="string" calcext:value-type="string">
            <text:p>CM_NEW_LINE_D</text:p>
          </table:table-cell>
          <table:table-cell office:value-type="string" calcext:value-type="string">
            <text:p>coma_dot</text:p>
          </table:table-cell>
          <table:table-cell office:value-type="string" calcext:value-type="string">
            <text:p>CC_COSC, CC_PDCL</text:p>
          </table:table-cell>
          <table:table-cell/>
          <table:table-cell office:value-type="string" calcext:value-type="string">
            <text:p>SS_TAP(X_END)SS_TAP(X_ENT)</text:p>
          </table:table-cell>
          <table:table-cell table:formula="of:=&quot;const uint16_t PROGMEM &quot;&amp;[.C66]&amp;&quot;_combo[] = {&quot;&amp;[.D66]&amp;&quot;, COMBO_END};&quot;" office:value-type="string" office:string-value="const uint16_t PROGMEM coma_dot_combo[] = {CC_COSC, CC_PDCL, COMBO_END};" calcext:value-type="string">
            <text:p>const uint16_t PROGMEM coma_dot_combo[] = {CC_COSC, CC_PDCL, COMBO_END};</text:p>
          </table:table-cell>
          <table:table-cell table:formula="of:=&quot;  &quot;&amp;[.B66]&amp;&quot;,&quot;" office:value-type="string" office:string-value="  CM_NEW_LINE_D," calcext:value-type="string">
            <text:p><text:s text:c="2"/>CM_NEW_LINE_D,</text:p>
          </table:table-cell>
          <table:table-cell table:formula="of:=&quot;[&quot;&amp;[.B66]&amp;&quot;] = COMBO&quot;&amp;IF(ISBLANK([.E66]);&quot;_ACTION&quot;;&quot;&quot;)&amp;&quot;(&quot;&amp;[.C66]&amp;&quot;_combo&quot;&amp;IF(ISBLANK([.E66]);&quot;&quot;;&quot;, &quot;&amp;[.E66])&amp;&quot;),&quot;" office:value-type="string" office:string-value="[CM_NEW_LINE_D] = COMBO_ACTION(coma_dot_combo)," calcext:value-type="string">
            <text:p>[CM_NEW_LINE_D] = COMBO_ACTION(coma_dot_combo),</text:p>
          </table:table-cell>
          <table:table-cell table:formula="of:=IF(ISBLANK([.E66]);&quot;    case &quot;&amp;[.B66]&amp;&quot;: if (p) { SEND_STRING(&quot;&amp;[.F66]&amp;&quot;); }  break;&quot;;&quot;&quot;)" office:value-type="string" office:string-value="    case CM_NEW_LINE_D: if (p) { SEND_STRING(SS_TAP(X_END)SS_TAP(X_ENT)); }  break;" calcext:value-type="string">
            <text:p><text:s text:c="4"/>case CM_NEW_LINE_D: if (p) { SEND_STRING(SS_TAP(X_END)SS_TAP(X_ENT)); } <text:s/>break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w line up</text:p>
          </table:table-cell>
          <table:table-cell office:value-type="string" calcext:value-type="string">
            <text:p>CM_NEW_LINE_U</text:p>
          </table:table-cell>
          <table:table-cell office:value-type="string" calcext:value-type="string">
            <text:p>u_y</text:p>
          </table:table-cell>
          <table:table-cell office:value-type="string" calcext:value-type="string">
            <text:p>KC_U, KC_Y</text:p>
          </table:table-cell>
          <table:table-cell/>
          <table:table-cell office:value-type="string" calcext:value-type="string">
            <text:p>SS_TAP(X_HOME)SS_TAP(X_ENT)SS_TAP(X_RGHT)</text:p>
          </table:table-cell>
          <table:table-cell table:formula="of:=&quot;const uint16_t PROGMEM &quot;&amp;[.C67]&amp;&quot;_combo[] = {&quot;&amp;[.D67]&amp;&quot;, COMBO_END};&quot;" office:value-type="string" office:string-value="const uint16_t PROGMEM u_y_combo[] = {KC_U, KC_Y, COMBO_END};" calcext:value-type="string">
            <text:p>const uint16_t PROGMEM u_y_combo[] = {KC_U, KC_Y, COMBO_END};</text:p>
          </table:table-cell>
          <table:table-cell table:formula="of:=&quot;  &quot;&amp;[.B67]&amp;&quot;,&quot;" office:value-type="string" office:string-value="  CM_NEW_LINE_U," calcext:value-type="string">
            <text:p><text:s text:c="2"/>CM_NEW_LINE_U,</text:p>
          </table:table-cell>
          <table:table-cell table:formula="of:=&quot;[&quot;&amp;[.B67]&amp;&quot;] = COMBO&quot;&amp;IF(ISBLANK([.E67]);&quot;_ACTION&quot;;&quot;&quot;)&amp;&quot;(&quot;&amp;[.C67]&amp;&quot;_combo&quot;&amp;IF(ISBLANK([.E67]);&quot;&quot;;&quot;, &quot;&amp;[.E67])&amp;&quot;),&quot;" office:value-type="string" office:string-value="[CM_NEW_LINE_U] = COMBO_ACTION(u_y_combo)," calcext:value-type="string">
            <text:p>[CM_NEW_LINE_U] = COMBO_ACTION(u_y_combo),</text:p>
          </table:table-cell>
          <table:table-cell table:formula="of:=IF(ISBLANK([.E67]);&quot;    case &quot;&amp;[.B67]&amp;&quot;: if (p) { SEND_STRING(&quot;&amp;[.F67]&amp;&quot;); }  break;&quot;;&quot;&quot;)" office:value-type="string" office:string-value="    case CM_NEW_LINE_U: if (p) { SEND_STRING(SS_TAP(X_HOME)SS_TAP(X_ENT)SS_TAP(X_RGHT)); }  break;" calcext:value-type="string">
            <text:p><text:s text:c="4"/>case CM_NEW_LINE_U: if (p) { SEND_STRING(SS_TAP(X_HOME)SS_TAP(X_ENT)SS_TAP(X_RGHT)); } <text:s/>break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ste</text:p>
          </table:table-cell>
          <table:table-cell office:value-type="string" calcext:value-type="string">
            <text:p>CM_PASTE</text:p>
          </table:table-cell>
          <table:table-cell office:value-type="string" calcext:value-type="string">
            <text:p>c_v</text:p>
          </table:table-cell>
          <table:table-cell office:value-type="string" calcext:value-type="string">
            <text:p>KC_C, KC_V</text:p>
          </table:table-cell>
          <table:table-cell/>
          <table:table-cell office:value-type="string" calcext:value-type="string">
            <text:p>SS_LCTL("v")</text:p>
          </table:table-cell>
          <table:table-cell table:formula="of:=&quot;const uint16_t PROGMEM &quot;&amp;[.C68]&amp;&quot;_combo[] = {&quot;&amp;[.D68]&amp;&quot;, COMBO_END};&quot;" office:value-type="string" office:string-value="const uint16_t PROGMEM c_v_combo[] = {KC_C, KC_V, COMBO_END};" calcext:value-type="string">
            <text:p>const uint16_t PROGMEM c_v_combo[] = {KC_C, KC_V, COMBO_END};</text:p>
          </table:table-cell>
          <table:table-cell table:formula="of:=&quot;  &quot;&amp;[.B68]&amp;&quot;,&quot;" office:value-type="string" office:string-value="  CM_PASTE," calcext:value-type="string">
            <text:p><text:s text:c="2"/>CM_PASTE,</text:p>
          </table:table-cell>
          <table:table-cell table:formula="of:=&quot;[&quot;&amp;[.B68]&amp;&quot;] = COMBO&quot;&amp;IF(ISBLANK([.E68]);&quot;_ACTION&quot;;&quot;&quot;)&amp;&quot;(&quot;&amp;[.C68]&amp;&quot;_combo&quot;&amp;IF(ISBLANK([.E68]);&quot;&quot;;&quot;, &quot;&amp;[.E68])&amp;&quot;),&quot;" office:value-type="string" office:string-value="[CM_PASTE] = COMBO_ACTION(c_v_combo)," calcext:value-type="string">
            <text:p>[CM_PASTE] = COMBO_ACTION(c_v_combo),</text:p>
          </table:table-cell>
          <table:table-cell table:formula="of:=IF(ISBLANK([.E68]);&quot;    case &quot;&amp;[.B68]&amp;&quot;: if (p) { SEND_STRING(&quot;&amp;[.F68]&amp;&quot;); }  break;&quot;;&quot;&quot;)" office:value-type="string" office:string-value="    case CM_PASTE: if (p) { SEND_STRING(SS_LCTL(&quot;v&quot;)); }  break;" calcext:value-type="string">
            <text:p><text:s text:c="4"/>case CM_PASTE: if (p) { SEND_STRING(SS_LCTL("v")); } <text:s/>break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l all</text:p>
          </table:table-cell>
          <table:table-cell office:value-type="string" calcext:value-type="string">
            <text:p>CM_SEL_ALL</text:p>
          </table:table-cell>
          <table:table-cell office:value-type="string" calcext:value-type="string">
            <text:p>n_e_i_o</text:p>
          </table:table-cell>
          <table:table-cell office:value-type="string" calcext:value-type="string">
            <text:p>KC_N, KC_E, KC_I, KC_O</text:p>
          </table:table-cell>
          <table:table-cell/>
          <table:table-cell office:value-type="string" calcext:value-type="string">
            <text:p>SS_LCTL("a")</text:p>
          </table:table-cell>
          <table:table-cell table:formula="of:=&quot;const uint16_t PROGMEM &quot;&amp;[.C69]&amp;&quot;_combo[] = {&quot;&amp;[.D69]&amp;&quot;, COMBO_END};&quot;" office:value-type="string" office:string-value="const uint16_t PROGMEM n_e_i_o_combo[] = {KC_N, KC_E, KC_I, KC_O, COMBO_END};" calcext:value-type="string">
            <text:p>const uint16_t PROGMEM n_e_i_o_combo[] = {KC_N, KC_E, KC_I, KC_O, COMBO_END};</text:p>
          </table:table-cell>
          <table:table-cell table:formula="of:=&quot;  &quot;&amp;[.B69]&amp;&quot;,&quot;" office:value-type="string" office:string-value="  CM_SEL_ALL," calcext:value-type="string">
            <text:p><text:s text:c="2"/>CM_SEL_ALL,</text:p>
          </table:table-cell>
          <table:table-cell table:formula="of:=&quot;[&quot;&amp;[.B69]&amp;&quot;] = COMBO&quot;&amp;IF(ISBLANK([.E69]);&quot;_ACTION&quot;;&quot;&quot;)&amp;&quot;(&quot;&amp;[.C69]&amp;&quot;_combo&quot;&amp;IF(ISBLANK([.E69]);&quot;&quot;;&quot;, &quot;&amp;[.E69])&amp;&quot;),&quot;" office:value-type="string" office:string-value="[CM_SEL_ALL] = COMBO_ACTION(n_e_i_o_combo)," calcext:value-type="string">
            <text:p>[CM_SEL_ALL] = COMBO_ACTION(n_e_i_o_combo),</text:p>
          </table:table-cell>
          <table:table-cell table:formula="of:=IF(ISBLANK([.E69]);&quot;    case &quot;&amp;[.B69]&amp;&quot;: if (p) { SEND_STRING(&quot;&amp;[.F69]&amp;&quot;); }  break;&quot;;&quot;&quot;)" office:value-type="string" office:string-value="    case CM_SEL_ALL: if (p) { SEND_STRING(SS_LCTL(&quot;a&quot;)); }  break;" calcext:value-type="string">
            <text:p><text:s text:c="4"/>case CM_SEL_ALL: if (p) { SEND_STRING(SS_LCTL("a")); } <text:s/>break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l line</text:p>
          </table:table-cell>
          <table:table-cell office:value-type="string" calcext:value-type="string">
            <text:p>CM_SEL_LINE</text:p>
          </table:table-cell>
          <table:table-cell office:value-type="string" calcext:value-type="string">
            <text:p>n_o</text:p>
          </table:table-cell>
          <table:table-cell office:value-type="string" calcext:value-type="string">
            <text:p>KC_N, KC_O</text:p>
          </table:table-cell>
          <table:table-cell/>
          <table:table-cell office:value-type="string" calcext:value-type="string">
            <text:p>SS_TAP(X_END)SS_DOWN(X_LSFT)SS_TAP(X_HOME)SS_UP(X_LSFT)</text:p>
          </table:table-cell>
          <table:table-cell table:formula="of:=&quot;const uint16_t PROGMEM &quot;&amp;[.C70]&amp;&quot;_combo[] = {&quot;&amp;[.D70]&amp;&quot;, COMBO_END};&quot;" office:value-type="string" office:string-value="const uint16_t PROGMEM n_o_combo[] = {KC_N, KC_O, COMBO_END};" calcext:value-type="string">
            <text:p>const uint16_t PROGMEM n_o_combo[] = {KC_N, KC_O, COMBO_END};</text:p>
          </table:table-cell>
          <table:table-cell table:formula="of:=&quot;  &quot;&amp;[.B70]&amp;&quot;,&quot;" office:value-type="string" office:string-value="  CM_SEL_LINE," calcext:value-type="string">
            <text:p><text:s text:c="2"/>CM_SEL_LINE,</text:p>
          </table:table-cell>
          <table:table-cell table:formula="of:=&quot;[&quot;&amp;[.B70]&amp;&quot;] = COMBO&quot;&amp;IF(ISBLANK([.E70]);&quot;_ACTION&quot;;&quot;&quot;)&amp;&quot;(&quot;&amp;[.C70]&amp;&quot;_combo&quot;&amp;IF(ISBLANK([.E70]);&quot;&quot;;&quot;, &quot;&amp;[.E70])&amp;&quot;),&quot;" office:value-type="string" office:string-value="[CM_SEL_LINE] = COMBO_ACTION(n_o_combo)," calcext:value-type="string">
            <text:p>[CM_SEL_LINE] = COMBO_ACTION(n_o_combo),</text:p>
          </table:table-cell>
          <table:table-cell table:formula="of:=IF(ISBLANK([.E70]);&quot;    case &quot;&amp;[.B70]&amp;&quot;: if (p) { SEND_STRING(&quot;&amp;[.F70]&amp;&quot;); }  break;&quot;;&quot;&quot;)" office:value-type="string" office:string-value="    case CM_SEL_LINE: if (p) { SEND_STRING(SS_TAP(X_END)SS_DOWN(X_LSFT)SS_TAP(X_HOME)SS_UP(X_LSFT)); }  break;" calcext:value-type="string">
            <text:p><text:s text:c="4"/>case CM_SEL_LINE: if (p) { SEND_STRING(SS_TAP(X_END)SS_DOWN(X_LSFT)SS_TAP(X_HOME)SS_UP(X_LSFT)); } <text:s/>break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do</text:p>
          </table:table-cell>
          <table:table-cell office:value-type="string" calcext:value-type="string">
            <text:p>CM_UNDO</text:p>
          </table:table-cell>
          <table:table-cell office:value-type="string" calcext:value-type="string">
            <text:p>r_z</text:p>
          </table:table-cell>
          <table:table-cell office:value-type="string" calcext:value-type="string">
            <text:p>KC_R, KC_Z</text:p>
          </table:table-cell>
          <table:table-cell/>
          <table:table-cell office:value-type="string" calcext:value-type="string">
            <text:p>SS_LCTL("z")</text:p>
          </table:table-cell>
          <table:table-cell table:formula="of:=&quot;const uint16_t PROGMEM &quot;&amp;[.C71]&amp;&quot;_combo[] = {&quot;&amp;[.D71]&amp;&quot;, COMBO_END};&quot;" office:value-type="string" office:string-value="const uint16_t PROGMEM r_z_combo[] = {KC_R, KC_Z, COMBO_END};" calcext:value-type="string">
            <text:p>const uint16_t PROGMEM r_z_combo[] = {KC_R, KC_Z, COMBO_END};</text:p>
          </table:table-cell>
          <table:table-cell table:formula="of:=&quot;  &quot;&amp;[.B71]&amp;&quot;,&quot;" office:value-type="string" office:string-value="  CM_UNDO," calcext:value-type="string">
            <text:p><text:s text:c="2"/>CM_UNDO,</text:p>
          </table:table-cell>
          <table:table-cell table:formula="of:=&quot;[&quot;&amp;[.B71]&amp;&quot;] = COMBO&quot;&amp;IF(ISBLANK([.E71]);&quot;_ACTION&quot;;&quot;&quot;)&amp;&quot;(&quot;&amp;[.C71]&amp;&quot;_combo&quot;&amp;IF(ISBLANK([.E71]);&quot;&quot;;&quot;, &quot;&amp;[.E71])&amp;&quot;),&quot;" office:value-type="string" office:string-value="[CM_UNDO] = COMBO_ACTION(r_z_combo)," calcext:value-type="string">
            <text:p>[CM_UNDO] = COMBO_ACTION(r_z_combo),</text:p>
          </table:table-cell>
          <table:table-cell table:formula="of:=IF(ISBLANK([.E71]);&quot;    case &quot;&amp;[.B71]&amp;&quot;: if (p) { SEND_STRING(&quot;&amp;[.F71]&amp;&quot;); }  break;&quot;;&quot;&quot;)" office:value-type="string" office:string-value="    case CM_UNDO: if (p) { SEND_STRING(SS_LCTL(&quot;z&quot;)); }  break;" calcext:value-type="string">
            <text:p><text:s text:c="4"/>case CM_UNDO: if (p) { SEND_STRING(SS_LCTL("z")); } <text:s/>break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d left</text:p>
          </table:table-cell>
          <table:table-cell office:value-type="string" calcext:value-type="string">
            <text:p>CM_WORD_L_1</text:p>
          </table:table-cell>
          <table:table-cell office:value-type="string" calcext:value-type="string">
            <text:p>a_r</text:p>
          </table:table-cell>
          <table:table-cell office:value-type="string" calcext:value-type="string">
            <text:p>KC_A, KC_R</text:p>
          </table:table-cell>
          <table:table-cell/>
          <table:table-cell office:value-type="string" calcext:value-type="string">
            <text:p>SS_DOWN(X_LCTL)SS_TAP(X_LEFT)SS_UP(X_LCTL)</text:p>
          </table:table-cell>
          <table:table-cell table:formula="of:=&quot;const uint16_t PROGMEM &quot;&amp;[.C72]&amp;&quot;_combo[] = {&quot;&amp;[.D72]&amp;&quot;, COMBO_END};&quot;" office:value-type="string" office:string-value="const uint16_t PROGMEM a_r_combo[] = {KC_A, KC_R, COMBO_END};" calcext:value-type="string">
            <text:p>const uint16_t PROGMEM a_r_combo[] = {KC_A, KC_R, COMBO_END};</text:p>
          </table:table-cell>
          <table:table-cell table:formula="of:=&quot;  &quot;&amp;[.B72]&amp;&quot;,&quot;" office:value-type="string" office:string-value="  CM_WORD_L_1," calcext:value-type="string">
            <text:p><text:s text:c="2"/>CM_WORD_L_1,</text:p>
          </table:table-cell>
          <table:table-cell table:formula="of:=&quot;[&quot;&amp;[.B72]&amp;&quot;] = COMBO&quot;&amp;IF(ISBLANK([.E72]);&quot;_ACTION&quot;;&quot;&quot;)&amp;&quot;(&quot;&amp;[.C72]&amp;&quot;_combo&quot;&amp;IF(ISBLANK([.E72]);&quot;&quot;;&quot;, &quot;&amp;[.E72])&amp;&quot;),&quot;" office:value-type="string" office:string-value="[CM_WORD_L_1] = COMBO_ACTION(a_r_combo)," calcext:value-type="string">
            <text:p>[CM_WORD_L_1] = COMBO_ACTION(a_r_combo),</text:p>
          </table:table-cell>
          <table:table-cell table:formula="of:=IF(ISBLANK([.E72]);&quot;    case &quot;&amp;[.B72]&amp;&quot;: if (p) { SEND_STRING(&quot;&amp;[.F72]&amp;&quot;); }  break;&quot;;&quot;&quot;)" office:value-type="string" office:string-value="    case CM_WORD_L_1: if (p) { SEND_STRING(SS_DOWN(X_LCTL)SS_TAP(X_LEFT)SS_UP(X_LCTL)); }  break;" calcext:value-type="string">
            <text:p><text:s text:c="4"/>case CM_WORD_L_1: if (p) { SEND_STRING(SS_DOWN(X_LCTL)SS_TAP(X_LEFT)SS_UP(X_LCTL)); } <text:s/>break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d left</text:p>
          </table:table-cell>
          <table:table-cell office:value-type="string" calcext:value-type="string">
            <text:p>CM_WORD_L_2</text:p>
          </table:table-cell>
          <table:table-cell office:value-type="string" calcext:value-type="string">
            <text:p>h_n</text:p>
          </table:table-cell>
          <table:table-cell office:value-type="string" calcext:value-type="string">
            <text:p>KC_H, KC_N</text:p>
          </table:table-cell>
          <table:table-cell/>
          <table:table-cell office:value-type="string" calcext:value-type="string">
            <text:p>SS_DOWN(X_LCTL)SS_TAP(X_LEFT)SS_UP(X_LCTL)</text:p>
          </table:table-cell>
          <table:table-cell table:formula="of:=&quot;const uint16_t PROGMEM &quot;&amp;[.C73]&amp;&quot;_combo[] = {&quot;&amp;[.D73]&amp;&quot;, COMBO_END};&quot;" office:value-type="string" office:string-value="const uint16_t PROGMEM h_n_combo[] = {KC_H, KC_N, COMBO_END};" calcext:value-type="string">
            <text:p>const uint16_t PROGMEM h_n_combo[] = {KC_H, KC_N, COMBO_END};</text:p>
          </table:table-cell>
          <table:table-cell table:formula="of:=&quot;  &quot;&amp;[.B73]&amp;&quot;,&quot;" office:value-type="string" office:string-value="  CM_WORD_L_2," calcext:value-type="string">
            <text:p><text:s text:c="2"/>CM_WORD_L_2,</text:p>
          </table:table-cell>
          <table:table-cell table:formula="of:=&quot;[&quot;&amp;[.B73]&amp;&quot;] = COMBO&quot;&amp;IF(ISBLANK([.E73]);&quot;_ACTION&quot;;&quot;&quot;)&amp;&quot;(&quot;&amp;[.C73]&amp;&quot;_combo&quot;&amp;IF(ISBLANK([.E73]);&quot;&quot;;&quot;, &quot;&amp;[.E73])&amp;&quot;),&quot;" office:value-type="string" office:string-value="[CM_WORD_L_2] = COMBO_ACTION(h_n_combo)," calcext:value-type="string">
            <text:p>[CM_WORD_L_2] = COMBO_ACTION(h_n_combo),</text:p>
          </table:table-cell>
          <table:table-cell table:formula="of:=IF(ISBLANK([.E73]);&quot;    case &quot;&amp;[.B73]&amp;&quot;: if (p) { SEND_STRING(&quot;&amp;[.F73]&amp;&quot;); }  break;&quot;;&quot;&quot;)" office:value-type="string" office:string-value="    case CM_WORD_L_2: if (p) { SEND_STRING(SS_DOWN(X_LCTL)SS_TAP(X_LEFT)SS_UP(X_LCTL)); }  break;" calcext:value-type="string">
            <text:p><text:s text:c="4"/>case CM_WORD_L_2: if (p) { SEND_STRING(SS_DOWN(X_LCTL)SS_TAP(X_LEFT)SS_UP(X_LCTL)); } <text:s/>break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d right</text:p>
          </table:table-cell>
          <table:table-cell office:value-type="string" calcext:value-type="string">
            <text:p>CM_WORD_R_1</text:p>
          </table:table-cell>
          <table:table-cell office:value-type="string" calcext:value-type="string">
            <text:p>t_d</text:p>
          </table:table-cell>
          <table:table-cell office:value-type="string" calcext:value-type="string">
            <text:p>KC_T, KC_D</text:p>
          </table:table-cell>
          <table:table-cell/>
          <table:table-cell office:value-type="string" calcext:value-type="string">
            <text:p>SS_DOWN(X_LCTL)SS_TAP(X_RGHT)SS_UP(X_LCTL)</text:p>
          </table:table-cell>
          <table:table-cell table:formula="of:=&quot;const uint16_t PROGMEM &quot;&amp;[.C74]&amp;&quot;_combo[] = {&quot;&amp;[.D74]&amp;&quot;, COMBO_END};&quot;" office:value-type="string" office:string-value="const uint16_t PROGMEM t_d_combo[] = {KC_T, KC_D, COMBO_END};" calcext:value-type="string">
            <text:p>const uint16_t PROGMEM t_d_combo[] = {KC_T, KC_D, COMBO_END};</text:p>
          </table:table-cell>
          <table:table-cell table:formula="of:=&quot;  &quot;&amp;[.B74]&amp;&quot;,&quot;" office:value-type="string" office:string-value="  CM_WORD_R_1," calcext:value-type="string">
            <text:p><text:s text:c="2"/>CM_WORD_R_1,</text:p>
          </table:table-cell>
          <table:table-cell table:formula="of:=&quot;[&quot;&amp;[.B74]&amp;&quot;] = COMBO&quot;&amp;IF(ISBLANK([.E74]);&quot;_ACTION&quot;;&quot;&quot;)&amp;&quot;(&quot;&amp;[.C74]&amp;&quot;_combo&quot;&amp;IF(ISBLANK([.E74]);&quot;&quot;;&quot;, &quot;&amp;[.E74])&amp;&quot;),&quot;" office:value-type="string" office:string-value="[CM_WORD_R_1] = COMBO_ACTION(t_d_combo)," calcext:value-type="string">
            <text:p>[CM_WORD_R_1] = COMBO_ACTION(t_d_combo),</text:p>
          </table:table-cell>
          <table:table-cell table:formula="of:=IF(ISBLANK([.E74]);&quot;    case &quot;&amp;[.B74]&amp;&quot;: if (p) { SEND_STRING(&quot;&amp;[.F74]&amp;&quot;); }  break;&quot;;&quot;&quot;)" office:value-type="string" office:string-value="    case CM_WORD_R_1: if (p) { SEND_STRING(SS_DOWN(X_LCTL)SS_TAP(X_RGHT)SS_UP(X_LCTL)); }  break;" calcext:value-type="string">
            <text:p><text:s text:c="4"/>case CM_WORD_R_1: if (p) { SEND_STRING(SS_DOWN(X_LCTL)SS_TAP(X_RGHT)SS_UP(X_LCTL)); } <text:s/>break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d right</text:p>
          </table:table-cell>
          <table:table-cell office:value-type="string" calcext:value-type="string">
            <text:p>CM_WORD_R_2</text:p>
          </table:table-cell>
          <table:table-cell office:value-type="string" calcext:value-type="string">
            <text:p>i_o</text:p>
          </table:table-cell>
          <table:table-cell office:value-type="string" calcext:value-type="string">
            <text:p>KC_I, KC_O</text:p>
          </table:table-cell>
          <table:table-cell/>
          <table:table-cell office:value-type="string" calcext:value-type="string">
            <text:p>SS_DOWN(X_LCTL)SS_TAP(X_RGHT)SS_UP(X_LCTL)</text:p>
          </table:table-cell>
          <table:table-cell table:formula="of:=&quot;const uint16_t PROGMEM &quot;&amp;[.C75]&amp;&quot;_combo[] = {&quot;&amp;[.D75]&amp;&quot;, COMBO_END};&quot;" office:value-type="string" office:string-value="const uint16_t PROGMEM i_o_combo[] = {KC_I, KC_O, COMBO_END};" calcext:value-type="string">
            <text:p>const uint16_t PROGMEM i_o_combo[] = {KC_I, KC_O, COMBO_END};</text:p>
          </table:table-cell>
          <table:table-cell table:formula="of:=&quot;  &quot;&amp;[.B75]&amp;&quot;,&quot;" office:value-type="string" office:string-value="  CM_WORD_R_2," calcext:value-type="string">
            <text:p><text:s text:c="2"/>CM_WORD_R_2,</text:p>
          </table:table-cell>
          <table:table-cell table:formula="of:=&quot;[&quot;&amp;[.B75]&amp;&quot;] = COMBO&quot;&amp;IF(ISBLANK([.E75]);&quot;_ACTION&quot;;&quot;&quot;)&amp;&quot;(&quot;&amp;[.C75]&amp;&quot;_combo&quot;&amp;IF(ISBLANK([.E75]);&quot;&quot;;&quot;, &quot;&amp;[.E75])&amp;&quot;),&quot;" office:value-type="string" office:string-value="[CM_WORD_R_2] = COMBO_ACTION(i_o_combo)," calcext:value-type="string">
            <text:p>[CM_WORD_R_2] = COMBO_ACTION(i_o_combo),</text:p>
          </table:table-cell>
          <table:table-cell table:formula="of:=IF(ISBLANK([.E75]);&quot;    case &quot;&amp;[.B75]&amp;&quot;: if (p) { SEND_STRING(&quot;&amp;[.F75]&amp;&quot;); }  break;&quot;;&quot;&quot;)" office:value-type="string" office:string-value="    case CM_WORD_R_2: if (p) { SEND_STRING(SS_DOWN(X_LCTL)SS_TAP(X_RGHT)SS_UP(X_LCTL)); }  break;" calcext:value-type="string">
            <text:p><text:s text:c="4"/>case CM_WORD_R_2: if (p) { SEND_STRING(SS_DOWN(X_LCTL)SS_TAP(X_RGHT)SS_UP(X_LCTL)); } <text:s/>break;</text:p>
          </table:table-cell>
          <table:table-cell table:number-columns-repeated="1014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75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order="0.26pt solid #cccccc" fo:padding-bottom="1.39pt" fo:padding-left="0.99pt" fo:padding-right="0.99pt" fo:padding-top="1.39pt" style:vertical-align="middle" loext:vertical-justify="auto"/>
      <style:paragraph-properties css3t:text-justify="auto"/>
      <style:text-properties style:font-name="PT Sans" fo:font-family="'PT Sans'" style:font-style-name="Regular" style:font-family-generic="swiss" style:font-pitch="variable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style:vertical-align="top" loext:vertical-justify="auto"/>
      <style:paragraph-properties fo:text-align="center" css3t:text-justify="auto"/>
      <style:text-properties fo:font-weight="bold"/>
    </style:style>
    <style:style style:name="Heading1" style:family="table-cell" style:parent-style-name="Heading">
      <style:table-cell-properties fo:background-color="#e6e6e6" style:rotation-angle="0" loext:vertical-justify="auto"/>
      <style:paragraph-properties css3t:text-justify="auto"/>
    </style:style>
    <style:style style:name="WrapText" style:family="table-cell" style:parent-style-name="Default">
      <style:table-cell-properties fo:wrap-option="wrap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10:13:32.890534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07:50:34.489746684</meta:creation-date>
    <meta:editing-duration>P1DT11H52M26S</meta:editing-duration>
    <meta:editing-cycles>57</meta:editing-cycles>
    <meta:generator>LibreOffice/6.0.7.3$Linux_X86_64 LibreOffice_project/00m0$Build-3</meta:generator>
    <meta:initial-creator>Sean Madsen</meta:initial-creator>
    <dc:date>2020-07-20T10:57:17.597018351</dc:date>
    <dc:creator>Sean Madsen</dc:creator>
    <meta:document-statistic meta:table-count="1" meta:cell-count="676" meta:object-count="0"/>
    <meta:template xlink:type="simple" xlink:actuate="onRequest" xlink:title="BNBDefaultCalcTemplate2011-12-03" xlink:href="../../../../../.config/libreoffice/4/user/template/BNBDefaultCalcTemplate2011-12-03.ods" meta:date="2020-07-16T07:50:34.377092088"/>
  </office:meta>
</office:document-meta>
</file>